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urier New" svg:font-family="'Courier New'"/>
    <style:font-face style:name="Exo" svg:font-family="Exo"/>
    <style:font-face style:name="PT Sans" svg:font-family="'PT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standard">
      <style:graphic-properties draw:stroke="none" svg:stroke-width="0cm" draw:fill="none" draw:textarea-vertical-align="top" draw:auto-grow-height="tru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draw:shadow="visible" draw:shadow-offset-x="0cm" draw:shadow-offset-y="0cm" draw:shadow-color="#8fffff" draw:shadow-opacity="38%"/>
    </style:style>
    <style:style style:name="pr2" style:family="presentation" style:parent-style-name="TITLE-subtitle">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middle"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8">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90%" fo:text-align="center" fo:text-indent="0cm" style:writing-mode="rl-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65pt"/>
    </style:style>
    <style:style style:name="P3" style:family="paragraph">
      <style:paragraph-properties fo:margin-left="0cm" fo:margin-right="0cm" fo:margin-top="0cm" fo:margin-bottom="0cm" fo:line-height="100%" fo:text-align="center" fo:text-indent="0cm" style:writing-mode="rl-tb">
        <style:tab-stops>
          <style:tab-stop style:position="0cm"/>
        </style:tab-stops>
      </style:paragraph-properties>
    </style:style>
    <style:style style:name="P4" style:family="paragraph">
      <loext:graphic-properties draw:fill="none" draw:fill-color="#ffffff"/>
      <style:paragraph-properties fo:text-align="start" style:font-independent-line-spacing="true"/>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2pt"/>
    </style:style>
    <style:style style:name="P7"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8" style:family="paragraph">
      <style:paragraph-properties fo:margin-left="0cm" fo:margin-right="0cm" fo:margin-top="0.423cm" fo:margin-bottom="0cm" fo:line-height="100%" fo:text-align="end" fo:text-indent="0cm" style:writing-mode="lr-tb">
        <style:tab-stops>
          <style:tab-stop style:position="0cm"/>
        </style:tab-stops>
      </style:paragraph-properties>
    </style:style>
    <style:style style:name="P9" style:family="paragraph">
      <style:paragraph-properties fo:margin-left="0cm" fo:margin-right="0cm" fo:margin-top="0.423cm" fo:margin-bottom="0.423cm" fo:line-height="100%" fo:text-align="end" fo:text-indent="0cm" style:writing-mode="lr-tb">
        <style:tab-stops>
          <style:tab-stop style:position="0cm"/>
        </style:tab-stops>
      </style:paragraph-properties>
    </style:style>
    <style:style style:name="P10" style:family="paragraph">
      <loext:graphic-properties draw:fill="none"/>
      <style:paragraph-properties fo:text-align="start" style:font-independent-line-spacing="true"/>
      <style:text-properties fo:font-size="12pt"/>
    </style:style>
    <style:style style:name="P11" style:family="paragraph">
      <style:paragraph-properties fo:margin-left="0cm" fo:margin-right="0cm" fo:margin-top="0cm" fo:margin-bottom="0.423cm" fo:line-height="100%" fo:text-align="center" fo:text-indent="0cm" style:writing-mode="rl-tb">
        <style:tab-stops>
          <style:tab-stop style:position="0cm"/>
        </style:tab-stops>
      </style:paragraph-properties>
    </style:style>
    <style:style style:name="P12" style:family="paragraph">
      <style:paragraph-properties fo:margin-left="0cm" fo:margin-right="0cm" fo:margin-top="0cm" fo:margin-bottom="0.423cm" fo:line-height="100%" fo:text-align="end" fo:text-indent="0cm" style:writing-mode="rl-tb">
        <style:tab-stops>
          <style:tab-stop style:position="0cm"/>
        </style:tab-stops>
      </style:paragraph-properties>
    </style:style>
    <style:style style:name="P13" style:family="paragraph">
      <style:paragraph-properties fo:margin-left="0cm" fo:margin-right="0cm" fo:margin-top="0cm" fo:margin-bottom="0cm" fo:line-height="100%" fo:text-align="end" fo:text-indent="0cm" style:writing-mode="rl-tb">
        <style:tab-stops>
          <style:tab-stop style:position="0cm"/>
        </style:tab-stops>
      </style:paragraph-properties>
    </style:style>
    <style:style style:name="P14"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5" style:family="paragraph">
      <style:paragraph-properties fo:margin-left="0cm" fo:margin-right="0cm" fo:margin-top="0.423cm" fo:margin-bottom="0cm" fo:line-height="100%" fo:text-align="end" fo:text-indent="0cm" style:writing-mode="rl-tb">
        <style:tab-stops>
          <style:tab-stop style:position="0cm"/>
        </style:tab-stops>
      </style:paragraph-properties>
    </style:style>
    <style:style style:name="P16" style:family="paragraph">
      <style:paragraph-properties fo:margin-left="0cm" fo:margin-right="0cm" fo:margin-top="0.423cm" fo:margin-bottom="0.423cm" fo:line-height="100%" fo:text-align="end" fo:text-indent="0cm" style:writing-mode="rl-tb">
        <style:tab-stops>
          <style:tab-stop style:position="0cm"/>
        </style:tab-stops>
      </style:paragraph-properties>
    </style:style>
    <style:style style:name="P17" style:family="paragraph">
      <style:paragraph-properties fo:margin-left="0cm" fo:margin-right="0cm" fo:margin-top="0cm" fo:margin-bottom="0cm" fo:line-height="135%" fo:text-align="start" fo:text-indent="0cm" style:writing-mode="lr-tb">
        <style:tab-stops>
          <style:tab-stop style:position="0cm"/>
        </style:tab-stops>
      </style:paragraph-properties>
    </style:style>
    <style:style style:name="P18"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Exo" fo:font-size="65pt" fo:letter-spacing="normal" fo:font-style="normal" style:text-underline-style="none" fo:font-weight="bold" style:font-name-asian="Exo" style:font-size-asian="65pt" style:font-style-asian="normal" style:font-weight-asian="bold" style:font-name-complex="Exo" style:font-size-complex="65pt" style:font-style-complex="normal" style:font-weight-complex="bold"/>
    </style:style>
    <style:style style:name="T2" style:family="text">
      <style:text-properties fo:font-variant="normal" fo:text-transform="none" fo:color="#ffffff" style:text-line-through-style="none" style:text-line-through-type="none" style:text-position="0% 100%" style:font-name="PT Sans" fo:font-size="18pt" fo:letter-spacing="normal" fo:font-style="normal" style:text-underline-style="none" fo:font-weight="normal" style:font-name-asian="PT Sans" style:font-size-asian="18pt" style:font-style-asian="normal" style:font-weight-asian="normal" style:font-name-complex="PT Sans" style:font-size-complex="18pt" style:font-style-complex="normal" style:font-weight-complex="normal"/>
    </style:style>
    <style:style style:name="T3" style:family="text">
      <style:text-properties fo:font-variant="normal" fo:text-transform="none" fo:color="#ffffff" style:text-line-through-style="none" style:text-line-through-type="none" style:text-position="0% 100%" style:font-name="Exo" fo:font-size="32pt" fo:letter-spacing="normal" fo:font-style="normal" style:text-underline-style="none" fo:font-weight="bold" style:font-name-asian="Exo" style:font-size-asian="32pt" style:font-style-asian="normal" style:font-weight-asian="bold" style:font-name-complex="Exo" style:font-size-complex="32pt" style:font-style-complex="normal" style:font-weight-complex="bold"/>
    </style:style>
    <style:style style:name="T4" style:family="text">
      <style:text-properties fo:font-variant="normal" fo:text-transform="none" fo:color="#ffffff" style:text-line-through-style="none" style:text-line-through-type="none" style:text-position="0% 100%" style:font-name="PT Sans" fo:font-size="12pt" fo:letter-spacing="normal" fo:font-style="normal" style:text-underline-style="none" fo:font-weight="normal" style:font-name-asian="PT Sans" style:font-size-asian="12pt" style:font-style-asian="normal" style:font-weight-asian="normal" style:font-name-complex="PT Sans" style:font-size-complex="12pt" style:font-style-complex="normal" style:font-weight-complex="normal"/>
    </style:style>
    <style:style style:name="T5" style:family="text">
      <style:text-properties fo:font-variant="normal" fo:text-transform="none" fo:color="#c586c0"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6" style:family="text">
      <style:text-properties fo:font-variant="normal" fo:text-transform="none" fo:color="#cccccc"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7" style:family="text">
      <style:text-properties fo:font-variant="normal" fo:text-transform="none" fo:color="#4ec9b0"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8" style:family="text">
      <style:text-properties fo:font-variant="normal" fo:text-transform="none" fo:color="#6a9955"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9" style:family="text">
      <style:text-properties fo:font-variant="normal" fo:text-transform="none" fo:color="#9cdcfe"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10" style:family="text">
      <style:text-properties fo:font-variant="normal" fo:text-transform="none" fo:color="#d4d4d4"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11" style:family="text">
      <style:text-properties fo:font-variant="normal" fo:text-transform="none" fo:color="#b5cea8"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12" style:family="text">
      <style:text-properties fo:font-variant="normal" fo:text-transform="none" fo:color="#569cd6"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13" style:family="text">
      <style:text-properties fo:font-variant="normal" fo:text-transform="none" fo:color="#ce9178"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14" style:family="text">
      <style:text-properties fo:font-variant="normal" fo:text-transform="none" fo:color="#dcdcaa"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style:style style:name="T15" style:family="text">
      <style:text-properties fo:font-variant="normal" fo:text-transform="none" fo:color="#4fc1ff" style:text-line-through-style="none" style:text-line-through-type="none" style:text-position="0% 100%" style:font-name="Courier New" fo:font-size="8.5pt" fo:letter-spacing="normal" fo:font-style="normal" style:text-underline-style="none" fo:font-weight="normal" style:font-name-asian="Courier New" style:font-size-asian="8.5pt" style:font-style-asian="normal" style:font-weight-asian="normal" style:font-name-complex="Courier New" style:font-size-complex="8.5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suffix="." style:num-format="">
        <style:list-level-properties text:space-before="0.3cm" text:min-label-width="0.9cm"/>
        <style:text-properties fo:color="#434343"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2653;p30" presentation:style-name="pr1" draw:text-style-name="P2" draw:layer="layout" svg:width="18.079cm" svg:height="4.789cm" svg:x="3.66cm" svg:y="3.316cm" presentation:class="title" presentation:user-transformed="true">
          <draw:text-box>
            <text:p text:style-name="P1"><text:span text:style-name="T1">תעודה דיגיטלית</text:span></text:p>
          </draw:text-box>
        </draw:frame>
        <draw:frame draw:name="Google Shape;2654;p30" presentation:style-name="pr2" draw:text-style-name="P4" draw:layer="layout" svg:width="12.632cm" svg:height="0.85cm" svg:x="6.384cm" svg:y="9.38cm" presentation:class="subtitle" presentation:user-transformed="true">
          <draw:text-box>
            <text:p text:style-name="P3"><text:span text:style-name="T2">אורון, אורי, מקסים ועמית סגלוב</text:span></text:p>
          </draw:text-box>
        </draw:frame>
        <presentation:notes draw:style-name="dp2">
          <draw:page-thumbnail draw:name="Google Shape;2650;p:notes" draw:style-name="gr1" draw:layer="layout" svg:width="16.933cm" svg:height="9.524cm" svg:x="1.059cm" svg:y="1.905cm" draw:page-number="1" presentation:class="page"/>
          <draw:frame draw:name="Google Shape;2651;p:notes" presentation:style-name="pr3" draw:text-style-name="P5" draw:layer="layout" svg:width="15.239cm" svg:height="11.429cm" svg:x="1.905cm" svg:y="12.065cm" presentation:class="notes" presentation:placeholder="true" presentation:user-transformed="true">
            <draw:text-box/>
          </draw:frame>
        </presentation:notes>
      </draw:page>
      <draw:page draw:name="מי המציא את התעודה הדיגיטלית" draw:style-name="dp1" draw:master-page-name="TITLE_5f_AND_5f_BODY" presentation:presentation-page-layout-name="AL2T1">
        <draw:frame draw:name="Google Shape;2659;p31" presentation:style-name="pr4" draw:text-style-name="P6" draw:layer="layout" svg:width="21.437cm" svg:height="1.59cm" svg:x="1.981cm" svg:y="1.498cm" presentation:class="title" presentation:user-transformed="true">
          <draw:text-box>
            <text:p text:style-name="P3"><text:span text:style-name="T3">מי המציא את התעודה הדיגיטלית</text:span></text:p>
          </draw:text-box>
        </draw:frame>
        <draw:frame draw:name="Google Shape;2660;p31" presentation:style-name="pr5" draw:text-style-name="P10" draw:layer="layout" svg:width="21.437cm" svg:height="9.489cm" svg:x="1.981cm" svg:y="3.299cm" presentation:class="outline" presentation:user-transformed="true">
          <draw:text-box>
            <text:p text:style-name="P7"><text:span text:style-name="T4">ויטפילד דיפי ומרטין הלמן - הם הציעו את רעיון התשתית הציבורית למפתחות</text:span><text:span text:style-name="T4"> </text:span><text:span text:style-name="T4">(PKI) </text:span><text:span text:style-name="T4">בשנת </text:span><text:span text:style-name="T4">1976</text:span><text:span text:style-name="T4">, שהיווה בסיס חשוב לפיתוח התעודות הדיגיטליות</text:span><text:span text:style-name="T4">.</text:span></text:p>
            <text:p text:style-name="P8"><text:span text:style-name="T4">רון ריוסט וריצ'רד סולומון - הם פיתחו את הפרוטוקול</text:span><text:span text:style-name="T4"> </text:span><text:span text:style-name="T4">SSL (Secure Sockets Layer) </text:span><text:span text:style-name="T4">בשנת </text:span><text:span text:style-name="T4">1994</text:span><text:span text:style-name="T4"> בחברת</text:span><text:span text:style-name="T4"> </text:span><text:span text:style-name="T4">Netscape, </text:span><text:span text:style-name="T4">שהיה הבסיס להצפנת תעבורה באינטרנט ולשימוש בתעודות דיגיטליות להזדהות אתרים</text:span><text:span text:style-name="T4">.</text:span></text:p>
            <text:p text:style-name="P8"><text:span text:style-name="T4">פיל זימרמן - הוא פיתח את התקן</text:span><text:span text:style-name="T4"> </text:span><text:span text:style-name="T4">X.509 </text:span><text:span text:style-name="T4">לתעודות דיגיטליות בשנת </text:span><text:span text:style-name="T4">1988</text:span><text:span text:style-name="T4"> במסגרת ארגון התקינה הבינלאומי</text:span><text:span text:style-name="T4"> </text:span><text:span text:style-name="T4">ISO.</text:span></text:p>
            <text:p text:style-name="P8"><text:span text:style-name="T4">פיתוחים נוספים - חברות ואנשים רבים תרמו לפיתוח תקנים, פרוטוקולים ותוכנות לשימוש בתעודות דיגיטליות, כמו</text:span><text:span text:style-name="T4"> </text:span><text:span text:style-name="T4">OpenSSL, Let's Encrypt </text:span><text:span text:style-name="T4">ועוד</text:span><text:span text:style-name="T4">.</text:span></text:p>
            <text:p text:style-name="P8"><text:span text:style-name="T4">כך שהמצאת התעודות הדיגיטליות הייתה תהליך מצטבר שכלל תרומות של אנשים, חברות וארגונים שונים במהלך שנים רבות, החל מרעיונות תיאורטיים ועד ליישומים מעשיים</text:span></text:p>
            <text:p text:style-name="P9"><text:span text:style-name="T4"/></text:p>
          </draw:text-box>
        </draw:frame>
        <presentation:notes draw:style-name="dp2">
          <draw:page-thumbnail draw:name="Google Shape;2656;g1f400abbdcd_3_0:notes" draw:style-name="gr1" draw:layer="layout" svg:width="16.932cm" svg:height="9.524cm" svg:x="1.059cm" svg:y="1.905cm" draw:page-number="2" presentation:class="page"/>
          <draw:frame draw:name="Google Shape;2657;g1f400abbdcd_3_0:notes" presentation:style-name="pr6" draw:text-style-name="P5" draw:layer="layout" svg:width="15.239cm" svg:height="11.429cm" svg:x="1.905cm" svg:y="12.065cm" presentation:class="notes" presentation:placeholder="true" presentation:user-transformed="true">
            <draw:text-box/>
          </draw:frame>
        </presentation:notes>
      </draw:page>
      <draw:page draw:name="מהי תעודה?" draw:style-name="dp1" draw:master-page-name="TITLE_5f_AND_5f_BODY" presentation:presentation-page-layout-name="AL2T1">
        <draw:frame draw:name="Google Shape;2665;p32" presentation:style-name="pr4" draw:text-style-name="P6" draw:layer="layout" svg:width="21.437cm" svg:height="1.59cm" svg:x="1.981cm" svg:y="1.498cm" presentation:class="title" presentation:user-transformed="true">
          <draw:text-box>
            <text:p text:style-name="P11"><text:span text:style-name="T3">מהי תעודה?</text:span></text:p>
          </draw:text-box>
        </draw:frame>
        <draw:frame draw:name="Google Shape;2666;p32" presentation:style-name="pr5" draw:text-style-name="P10" draw:layer="layout" svg:width="21.437cm" svg:height="9.489cm" svg:x="1.981cm" svg:y="3.299cm" presentation:class="outline" presentation:user-transformed="true">
          <draw:text-box>
            <text:p text:style-name="P12"><text:span text:style-name="T4">במשפט אחד, תעודה משמשת כ-</text:span><text:span text:style-name="T4">container</text:span><text:span text:style-name="T4"> למפתח הציבורי של בעל התעודה ומכילה חתימה דיגיטלית המספקת ערבות כי אכן מחזיק התעודה הוא מי שהוא טוען שהוא. בנוסף, קיימים מספר שדות(הרחבות) המגדירים כיצד יש להעביר את התעודה, איסורים על שימוש במפתח שנמצא בה ופרטים רבים נוספים</text:span></text:p>
          </draw:text-box>
        </draw:frame>
        <presentation:notes draw:style-name="dp2">
          <draw:page-thumbnail draw:name="Google Shape;2662;g2c377d73c0c_0_2644:notes" draw:style-name="gr1" draw:layer="layout" svg:width="16.932cm" svg:height="9.524cm" svg:x="1.059cm" svg:y="1.905cm" draw:page-number="3" presentation:class="page"/>
          <draw:frame draw:name="Google Shape;2663;g2c377d73c0c_0_2644:notes" presentation:style-name="pr7" draw:text-style-name="P5" draw:layer="layout" svg:width="15.239cm" svg:height="11.429cm" svg:x="1.905cm" svg:y="12.065cm" presentation:class="notes" presentation:placeholder="true" presentation:user-transformed="true">
            <draw:text-box/>
          </draw:frame>
        </presentation:notes>
      </draw:page>
      <draw:page draw:name="קריפטוגרפיה והצפנות " draw:style-name="dp1" draw:master-page-name="TITLE_5f_AND_5f_BODY" presentation:presentation-page-layout-name="AL2T1">
        <draw:frame draw:name="Google Shape;2671;p33" presentation:style-name="pr4" draw:text-style-name="P6" draw:layer="layout" svg:width="21.437cm" svg:height="1.59cm" svg:x="1.981cm" svg:y="1.498cm" presentation:class="title" presentation:user-transformed="true">
          <draw:text-box>
            <text:p text:style-name="P13"><text:span text:style-name="T3">קריפטוגרפיה והצפנות </text:span></text:p>
          </draw:text-box>
        </draw:frame>
        <draw:frame draw:name="Google Shape;2672;p33" presentation:style-name="pr5" draw:text-style-name="P10" draw:layer="layout" svg:width="21.437cm" svg:height="9.489cm" svg:x="1.981cm" svg:y="3.299cm" presentation:class="outline" presentation:user-transformed="true">
          <draw:text-box>
            <text:p text:style-name="P7"><text:span text:style-name="T4">קריפטוגרפיה עוסקת בהבטחת תקשורת מאובטחת בין ישויות מגורמים חיצוניים. לדוגמה, אם הראוטר שלך שולח מידע אישי (כמו מספר כרטיס אשראי או תמונות מביכות מכיתה ד') לראוטר של</text:span><text:span text:style-name="T4"> </text:span><text:span text:style-name="T4">PayPal, </text:span><text:span text:style-name="T4">לא תרצה שמישהו יאזין לערוץ התקשורת ויחלץ את הנתונים האלה</text:span><text:span text:style-name="T4">.</text:span></text:p>
            <text:p text:style-name="P8"><text:span text:style-name="T4">במדעי המחשב, כל "סוד" מתחיל ונגמר במפתחות. קריפטוגרפיה של מפתח ציבורי נשענת על מפתחות להצפנה ופענוח מידע. המפתחות קשורים מתמטית - מידע שמוצפן באחד ניתן לפענוח רק עם השני. שימוש במפתח יחיד לשתי הפעולות הוא הצפנה סימטרית, ובזוג מפתחות (ציבורי ופרטי) מדובר בהצפנה אסימטרית - המפתח הפרטי נשמר חשאי ואילו הציבורי מוטבע בתעודה דיגיטלית שמפורסמת במאגר נגיש</text:span><text:span text:style-name="T4">.</text:span></text:p>
            <text:p text:style-name="P8"><text:span text:style-name="T4">הבעיה המרכזית בקריפטוגרפית מפתח ציבורי היא שאין קשר מובנה בין המפתח הציבורי לבעליו. תוקף יכול להתחזות למישהו אחר על ידי שימוש במפתח הציבורי שלו. איך נוכל לאמת את זהות הצד השני? האם המפתח שקיבלנו באמת ממי שחשבנו? האם הוא עדיין תקף? קריפטוגרפיית מפתח ציבורי מאבטחת את המפתח הציבורי עצמו אך לא את הבעיות של רכישה, ביטול, הפצה, אימות וחשוב מכל - קישור המפתח לישות מזוהה בעולם האמיתי. התקשורת יכולה להיות פרטית אך לא מאומתת</text:span><text:span text:style-name="T4">.</text:span></text:p>
            <text:p text:style-name="P8"><text:span text:style-name="T4">נדרש גוף מוסמך שייתן מענה לפערים אלו על ידי אישור בעלות על מפתחות - וזה נעשה באמצעות תעודות דיגיטליות. תעודה דיגיטלית מקשרת בין מפתח ציבורי לזהות מאומתת של בעליו, ומאפשרת תקשורת פרטית ומאומתת. האמון בגוף המנפיק הופך למשתנה חדש במשוואת האבטחה</text:span><text:span text:style-name="T4">.</text:span></text:p>
            <text:p text:style-name="P9"><text:span text:style-name="T4"/></text:p>
          </draw:text-box>
        </draw:frame>
        <presentation:notes draw:style-name="dp2">
          <draw:page-thumbnail draw:name="Google Shape;2668;g1f400abbdcd_2_0:notes" draw:style-name="gr1" draw:layer="layout" svg:width="16.932cm" svg:height="9.524cm" svg:x="1.059cm" svg:y="1.905cm" draw:page-number="4" presentation:class="page"/>
          <draw:frame draw:name="Google Shape;2669;g1f400abbdcd_2_0:notes" presentation:style-name="pr8" draw:text-style-name="P5" draw:layer="layout" svg:width="15.239cm" svg:height="11.429cm" svg:x="1.905cm" svg:y="12.065cm" presentation:class="notes" presentation:placeholder="true" presentation:user-transformed="true">
            <draw:text-box/>
          </draw:frame>
        </presentation:notes>
      </draw:page>
      <draw:page draw:name="איך עובדות חתימות דיגיטליות" draw:style-name="dp1" draw:master-page-name="TITLE_5f_AND_5f_BODY" presentation:presentation-page-layout-name="AL2T1">
        <draw:frame draw:name="Google Shape;2677;p34" presentation:style-name="pr4" draw:text-style-name="P6" draw:layer="layout" svg:width="21.437cm" svg:height="1.59cm" svg:x="1.981cm" svg:y="1.498cm" presentation:class="title" presentation:user-transformed="true">
          <draw:text-box>
            <text:p text:style-name="P3"><text:span text:style-name="T3">איך עובדות חתימות דיגיטליות</text:span></text:p>
          </draw:text-box>
        </draw:frame>
        <draw:frame draw:name="Google Shape;2678;p34" presentation:style-name="pr5" draw:text-style-name="P10" draw:layer="layout" svg:width="21.437cm" svg:height="9.489cm" svg:x="1.981cm" svg:y="3.299cm" presentation:class="outline" presentation:user-transformed="true">
          <draw:text-box>
            <text:p text:style-name="P7"><text:span text:style-name="T4"/></text:p>
            <text:p text:style-name="P8"><text:span text:style-name="T4">השולח מחשב את הפיסה האקראית של הנתונים/הודעה</text:span></text:p>
            <text:p text:style-name="P8"><text:span text:style-name="T4">הפיסה מוצפנת עם המפתח הפרטי של השולח</text:span></text:p>
            <text:p text:style-name="P8"><text:span text:style-name="T4">הפיסה המוצפנת היא החתימה הדיגיטלית, מוסיפה לנתונים</text:span></text:p>
            <text:p text:style-name="P8"><text:span text:style-name="T4">הנמען מפענח את החתימה עם המפתח הציבורי של השולח</text:span></text:p>
            <text:p text:style-name="P8"><text:span text:style-name="T4">הנמען מאמת שהפיסה שפוענחה תואמת לפיסה המחושבת של הנתונים</text:span></text:p>
            <text:p text:style-name="P8"><text:span text:style-name="T4"/></text:p>
            <text:p text:style-name="P9"><text:span text:style-name="T4"/></text:p>
          </draw:text-box>
        </draw:frame>
        <presentation:notes draw:style-name="dp2">
          <draw:page-thumbnail draw:name="Google Shape;2674;g1f400abbdcd_2_7:notes" draw:style-name="gr1" draw:layer="layout" svg:width="16.932cm" svg:height="9.524cm" svg:x="1.059cm" svg:y="1.905cm" draw:page-number="5" presentation:class="page"/>
          <draw:frame draw:name="Google Shape;2675;g1f400abbdcd_2_7:notes" presentation:style-name="pr9" draw:text-style-name="P5" draw:layer="layout" svg:width="15.239cm" svg:height="11.429cm" svg:x="1.905cm" svg:y="12.065cm" presentation:class="notes" presentation:placeholder="true" presentation:user-transformed="true">
            <draw:text-box/>
          </draw:frame>
        </presentation:notes>
      </draw:page>
      <draw:page draw:name="יתרונות של חתימות דיגיטליות" draw:style-name="dp1" draw:master-page-name="TITLE_5f_AND_5f_BODY" presentation:presentation-page-layout-name="AL2T1">
        <draw:frame draw:name="Google Shape;2683;p35" presentation:style-name="pr4" draw:text-style-name="P6" draw:layer="layout" svg:width="21.437cm" svg:height="1.59cm" svg:x="1.981cm" svg:y="1.498cm" presentation:class="title" presentation:user-transformed="true">
          <draw:text-box>
            <text:p text:style-name="P14"><text:span text:style-name="T3">יתרונות של חתימות דיגיטליות</text:span></text:p>
          </draw:text-box>
        </draw:frame>
        <draw:frame draw:name="Google Shape;2684;p35" presentation:style-name="pr5" draw:text-style-name="P10" draw:layer="layout" svg:width="21.437cm" svg:height="9.489cm" svg:x="1.981cm" svg:y="3.299cm" presentation:class="outline" presentation:user-transformed="true">
          <draw:text-box>
            <text:p text:style-name="P13"><text:span text:style-name="T4"/></text:p>
            <text:p text:style-name="P15"><text:span text:style-name="T4">אימות: מאמת את זהות השולח</text:span></text:p>
            <text:p text:style-name="P15"><text:span text:style-name="T4">תקינות נתונים: מבטיח שהנתונים לא נגעו</text:span></text:p>
            <text:p text:style-name="P15"><text:span text:style-name="T4">אי-התכחשות: מונע מהשולח להכחיש שחתם על הנתונים</text:span></text:p>
            <text:p text:style-name="P16"><text:span text:style-name="T4"/></text:p>
          </draw:text-box>
        </draw:frame>
        <presentation:notes draw:style-name="dp2">
          <draw:page-thumbnail draw:name="Google Shape;2680;g1f400abbdcd_2_15:notes" draw:style-name="gr1" draw:layer="layout" svg:width="16.932cm" svg:height="9.524cm" svg:x="1.059cm" svg:y="1.905cm" draw:page-number="6" presentation:class="page"/>
          <draw:frame draw:name="Google Shape;2681;g1f400abbdcd_2_15:notes" presentation:style-name="pr10" draw:text-style-name="P5" draw:layer="layout" svg:width="15.239cm" svg:height="11.429cm" svg:x="1.905cm" svg:y="12.065cm" presentation:class="notes" presentation:placeholder="true" presentation:user-transformed="true">
            <draw:text-box/>
          </draw:frame>
        </presentation:notes>
      </draw:page>
      <draw:page draw:name="רכיבי תעודה דיגיטלית" draw:style-name="dp1" draw:master-page-name="TITLE_5f_AND_5f_BODY" presentation:presentation-page-layout-name="AL2T1">
        <draw:frame draw:name="Google Shape;2689;p36" presentation:style-name="pr4" draw:text-style-name="P6" draw:layer="layout" svg:width="21.437cm" svg:height="1.59cm" svg:x="1.981cm" svg:y="1.498cm" presentation:class="title" presentation:user-transformed="true">
          <draw:text-box>
            <text:p text:style-name="P3"><text:span text:style-name="T3">רכיבי תעודה דיגיטלית</text:span></text:p>
          </draw:text-box>
        </draw:frame>
        <draw:frame draw:name="Google Shape;2690;p36" presentation:style-name="pr5" draw:text-style-name="P10" draw:layer="layout" svg:width="21.437cm" svg:height="9.489cm" svg:x="1.981cm" svg:y="3.299cm" presentation:class="outline" presentation:user-transformed="true">
          <draw:text-box>
            <text:p text:style-name="P13"><text:span text:style-name="T4"/></text:p>
            <text:p text:style-name="P15"><text:span text:style-name="T4">נושא: מידע זהותי (שם, ארגון, דוא"ל, וכו')</text:span></text:p>
            <text:p text:style-name="P15"><text:span text:style-name="T4">מפתח ציבורי: המפתח הציבורי של היישות להצפנה/אימות</text:span></text:p>
            <text:p text:style-name="P15"><text:span text:style-name="T4">מנתח: הרשות המנפקת וחותמת את התעודה</text:span></text:p>
            <text:p text:style-name="P15"><text:span text:style-name="T4">תקופת תוקף: תאריך התחלה ותוקף התעודה</text:span></text:p>
            <text:p text:style-name="P15"><text:span text:style-name="T4">חתימה דיגיטלית: החתימה הדיגיטלית של הרשות על נתוני התעודה</text:span></text:p>
            <text:p text:style-name="P16"><text:span text:style-name="T4"/></text:p>
          </draw:text-box>
        </draw:frame>
        <presentation:notes draw:style-name="dp2">
          <draw:page-thumbnail draw:name="Google Shape;2686;g1f400abbdcd_2_27:notes" draw:style-name="gr1" draw:layer="layout" svg:width="16.932cm" svg:height="9.524cm" svg:x="1.059cm" svg:y="1.905cm" draw:page-number="7" presentation:class="page"/>
          <draw:frame draw:name="Google Shape;2687;g1f400abbdcd_2_27:notes" presentation:style-name="pr11" draw:text-style-name="P5" draw:layer="layout" svg:width="15.239cm" svg:height="11.429cm" svg:x="1.905cm" svg:y="12.065cm" presentation:class="notes" presentation:placeholder="true" presentation:user-transformed="true">
            <draw:text-box/>
          </draw:frame>
        </presentation:notes>
      </draw:page>
      <draw:page draw:name="יצירת תעודת דיגיטל" draw:style-name="dp1" draw:master-page-name="TITLE_5f_AND_5f_BODY" presentation:presentation-page-layout-name="AL2T1">
        <draw:frame draw:name="Google Shape;2695;p37" presentation:style-name="pr4" draw:text-style-name="P6" draw:layer="layout" svg:width="21.437cm" svg:height="1.59cm" svg:x="1.981cm" svg:y="1.498cm" presentation:class="title" presentation:user-transformed="true">
          <draw:text-box>
            <text:p text:style-name="P3"><text:span text:style-name="T3">יצירת תעודת דיגיטל</text:span></text:p>
          </draw:text-box>
        </draw:frame>
        <draw:frame draw:name="Google Shape;2696;p37" presentation:style-name="pr5" draw:text-style-name="P10" draw:layer="layout" svg:width="21.437cm" svg:height="9.489cm" svg:x="1.981cm" svg:y="3.299cm" presentation:class="outline" presentation:user-transformed="true">
          <draw:text-box>
            <text:p text:style-name="P13"><text:span text:style-name="T4"/></text:p>
            <text:p text:style-name="P15"><text:span text:style-name="T4">יצירת זוג מפתחות ציבורי/פרטי</text:span></text:p>
            <text:p text:style-name="P15"><text:span text:style-name="T4">יצירת בקשת חתימת תעודה (</text:span><text:span text:style-name="T4">CSR</text:span><text:span text:style-name="T4">) עם פרטי זיהוי ומפתח ציבורי</text:span></text:p>
            <text:p text:style-name="P15"><text:span text:style-name="T4">הגשת הבקשה לרשות המנפקת לאימות וחתימה</text:span></text:p>
            <text:p text:style-name="P15"><text:span text:style-name="T4">הרשות מנפקת את התעודה הדיגיטלית וחותמת אותה לאחר האימות</text:span></text:p>
            <text:p text:style-name="P16"><text:span text:style-name="T4"/></text:p>
          </draw:text-box>
        </draw:frame>
        <presentation:notes draw:style-name="dp2">
          <draw:page-thumbnail draw:name="Google Shape;2692;g1f400abbdcd_2_33:notes" draw:style-name="gr1" draw:layer="layout" svg:width="16.932cm" svg:height="9.524cm" svg:x="1.059cm" svg:y="1.905cm" draw:page-number="8" presentation:class="page"/>
          <draw:frame draw:name="Google Shape;2693;g1f400abbdcd_2_33:notes" presentation:style-name="pr12" draw:text-style-name="P5" draw:layer="layout" svg:width="15.239cm" svg:height="11.429cm" svg:x="1.905cm" svg:y="12.065cm" presentation:class="notes" presentation:placeholder="true" presentation:user-transformed="true">
            <draw:text-box/>
          </draw:frame>
        </presentation:notes>
      </draw:page>
      <draw:page draw:name="page9" draw:style-name="dp1" draw:master-page-name="TITLE_5f_AND_5f_BODY" presentation:presentation-page-layout-name="AL2T1">
        <draw:custom-shape draw:name="Google Shape;2701;p38" draw:style-name="gr2" draw:text-style-name="P18" draw:layer="layout" svg:width="11.451cm" svg:height="14.117cm" svg:x="1.905cm" svg:y="0.431cm">
          <text:p text:style-name="P17"><text:span text:style-name="T5">from</text:span><text:span text:style-name="T6"> cryptography </text:span><text:span text:style-name="T5">import</text:span><text:span text:style-name="T6"> x509</text:span></text:p>
          <text:p text:style-name="P17"><text:span text:style-name="T5">from</text:span><text:span text:style-name="T6"> cryptography.x509.oid </text:span><text:span text:style-name="T5">import</text:span><text:span text:style-name="T6"> NameOID</text:span></text:p>
          <text:p text:style-name="P17"><text:span text:style-name="T5">from</text:span><text:span text:style-name="T6"> cryptography.hazmat.primitives </text:span><text:span text:style-name="T5">import</text:span><text:span text:style-name="T6"> hashes</text:span></text:p>
          <text:p text:style-name="P17"><text:span text:style-name="T5">from</text:span><text:span text:style-name="T6"> cryptography.hazmat.primitives.asymmetric </text:span><text:span text:style-name="T5">import</text:span><text:span text:style-name="T6"> rsa</text:span></text:p>
          <text:p text:style-name="P17"><text:span text:style-name="T5">from</text:span><text:span text:style-name="T6"> cryptography.hazmat.backends </text:span><text:span text:style-name="T5">import</text:span><text:span text:style-name="T6"> default_backend</text:span></text:p>
          <text:p text:style-name="P17"><text:span text:style-name="T5">from</text:span><text:span text:style-name="T6"> </text:span><text:span text:style-name="T7">datetime</text:span><text:span text:style-name="T6"> </text:span><text:span text:style-name="T5">import</text:span><text:span text:style-name="T6"> </text:span><text:span text:style-name="T7">datetime</text:span><text:span text:style-name="T6">, </text:span><text:span text:style-name="T7">timedelta</text:span></text:p>
          <text:p text:style-name="P17"><text:span text:style-name="T6"/></text:p>
          <text:p text:style-name="P17"><text:span text:style-name="T8"># Generate a private key</text:span></text:p>
          <text:p text:style-name="P17"><text:span text:style-name="T9">private_key</text:span><text:span text:style-name="T6"> </text:span><text:span text:style-name="T10">=</text:span><text:span text:style-name="T6"> rsa.generate_private_key(</text:span></text:p>
          <text:p text:style-name="P17"><text:span text:style-name="T6"><text:s text:c="4"/></text:span><text:span text:style-name="T9">public_exponent</text:span><text:span text:style-name="T10">=</text:span><text:span text:style-name="T11">65537</text:span><text:span text:style-name="T6">,</text:span></text:p>
          <text:p text:style-name="P17"><text:span text:style-name="T6"><text:s text:c="4"/></text:span><text:span text:style-name="T9">key_size</text:span><text:span text:style-name="T10">=</text:span><text:span text:style-name="T11">2048</text:span><text:span text:style-name="T6">,</text:span></text:p>
          <text:p text:style-name="P17"><text:span text:style-name="T6"><text:s text:c="4"/></text:span><text:span text:style-name="T9">backend</text:span><text:span text:style-name="T10">=</text:span><text:span text:style-name="T6">default_backend()</text:span></text:p>
          <text:p text:style-name="P17"><text:span text:style-name="T6">)</text:span></text:p>
          <text:p text:style-name="P17"><text:span text:style-name="T6"/></text:p>
          <text:p text:style-name="P17"><text:span text:style-name="T8"># Create a self-signed certificate</text:span></text:p>
          <text:p text:style-name="P17"><text:span text:style-name="T9">subject</text:span><text:span text:style-name="T6"> </text:span><text:span text:style-name="T10">=</text:span><text:span text:style-name="T6"> </text:span><text:span text:style-name="T9">issuer</text:span><text:span text:style-name="T6"> </text:span><text:span text:style-name="T10">=</text:span><text:span text:style-name="T6"> x509.Name([</text:span></text:p>
          <text:p text:style-name="P17"><text:span text:style-name="T6"><text:s text:c="4"/></text:span><text:span text:style-name="T6">x509.NameAttribute(NameOID.COUNTRY_NAME, </text:span><text:span text:style-name="T12">u</text:span><text:span text:style-name="T13">"US"</text:span><text:span text:style-name="T6">),</text:span></text:p>
          <text:p text:style-name="P17"><text:span text:style-name="T6"><text:s text:c="4"/></text:span><text:span text:style-name="T6">x509.NameAttribute(NameOID.STATE_OR_PROVINCE_NAME, </text:span><text:span text:style-name="T12">u</text:span><text:span text:style-name="T13">"California"</text:span><text:span text:style-name="T6">),</text:span></text:p>
          <text:p text:style-name="P17"><text:span text:style-name="T6"><text:s text:c="4"/></text:span><text:span text:style-name="T6">x509.NameAttribute(NameOID.LOCALITY_NAME, </text:span><text:span text:style-name="T12">u</text:span><text:span text:style-name="T13">"San Francisco"</text:span><text:span text:style-name="T6">),</text:span></text:p>
          <text:p text:style-name="P17"><text:span text:style-name="T6"><text:s text:c="4"/></text:span><text:span text:style-name="T6">x509.NameAttribute(NameOID.ORGANIZATION_NAME, </text:span><text:span text:style-name="T12">u</text:span><text:span text:style-name="T13">"My Company"</text:span><text:span text:style-name="T6">),</text:span></text:p>
          <text:p text:style-name="P17"><text:span text:style-name="T6"><text:s text:c="4"/></text:span><text:span text:style-name="T6">x509.NameAttribute(NameOID.COMMON_NAME, </text:span><text:span text:style-name="T12">u</text:span><text:span text:style-name="T13">"mycompany.com"</text:span><text:span text:style-name="T6">),</text:span></text:p>
          <text:p text:style-name="P17"><text:span text:style-name="T6">])</text:span></text:p>
          <text:p text:style-name="P17"><text:span text:style-name="T6"/></text:p>
          <text:p text:style-name="P17"><text:span text:style-name="T6"/></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702;p38" draw:style-name="gr2" draw:text-style-name="P18" draw:layer="layout" svg:width="13.31cm" svg:height="11.201cm" svg:x="12.513cm" svg:y="0.635cm">
          <text:p text:style-name="P17"><text:span text:style-name="T9">cert</text:span><text:span text:style-name="T6"> </text:span><text:span text:style-name="T10">=</text:span><text:span text:style-name="T6"> x509.CertificateBuilder().subject_name(</text:span></text:p>
          <text:p text:style-name="P17"><text:span text:style-name="T6"><text:s text:c="4"/></text:span><text:span text:style-name="T9">subject</text:span></text:p>
          <text:p text:style-name="P17"><text:span text:style-name="T6">).issuer_name(</text:span></text:p>
          <text:p text:style-name="P17"><text:span text:style-name="T6"><text:s text:c="4"/></text:span><text:span text:style-name="T9">issuer</text:span></text:p>
          <text:p text:style-name="P17"><text:span text:style-name="T6">).public_key(</text:span></text:p>
          <text:p text:style-name="P17"><text:span text:style-name="T6"><text:s text:c="4"/></text:span><text:span text:style-name="T9">private_key</text:span><text:span text:style-name="T6">.public_key()</text:span></text:p>
          <text:p text:style-name="P17"><text:span text:style-name="T6">).serial_number(</text:span></text:p>
          <text:p text:style-name="P17"><text:span text:style-name="T6"><text:s text:c="4"/></text:span><text:span text:style-name="T6">x509.random_serial_number()</text:span></text:p>
          <text:p text:style-name="P17"><text:span text:style-name="T6">).not_valid_before(</text:span></text:p>
          <text:p text:style-name="P17"><text:span text:style-name="T6"><text:s text:c="4"/></text:span><text:span text:style-name="T7">datetime</text:span><text:span text:style-name="T6">.</text:span><text:span text:style-name="T14">utcnow</text:span><text:span text:style-name="T6">()</text:span></text:p>
          <text:p text:style-name="P17"><text:span text:style-name="T6">).not_valid_after(</text:span></text:p>
          <text:p text:style-name="P17"><text:span text:style-name="T6"><text:s text:c="4"/></text:span><text:span text:style-name="T7">datetime</text:span><text:span text:style-name="T6">.</text:span><text:span text:style-name="T14">utcnow</text:span><text:span text:style-name="T6">() </text:span><text:span text:style-name="T14">+</text:span><text:span text:style-name="T6"> </text:span><text:span text:style-name="T7">timedelta</text:span><text:span text:style-name="T6">(</text:span><text:span text:style-name="T9">days</text:span><text:span text:style-name="T10">=</text:span><text:span text:style-name="T11">365</text:span><text:span text:style-name="T6">)</text:span></text:p>
          <text:p text:style-name="P17"><text:span text:style-name="T6">).add_extension(</text:span></text:p>
          <text:p text:style-name="P17"><text:span text:style-name="T6"><text:s text:c="4"/></text:span><text:span text:style-name="T6">x509.SubjectAlternativeName([x509.DNSName(</text:span><text:span text:style-name="T12">u</text:span><text:span text:style-name="T13">"localhost"</text:span><text:span text:style-name="T6">)]),</text:span></text:p>
          <text:p text:style-name="P17"><text:span text:style-name="T6"><text:s text:c="4"/></text:span><text:span text:style-name="T9">critical</text:span><text:span text:style-name="T10">=</text:span><text:span text:style-name="T15">False</text:span><text:span text:style-name="T6">,</text:span></text:p>
          <text:p text:style-name="P17"><text:span text:style-name="T6">).sign(</text:span><text:span text:style-name="T9">private_key</text:span><text:span text:style-name="T6">, hashes.SHA256(), default_backend())</text:span></text:p>
          <text:p text:style-name="P17"><text:span text:style-name="T6"/></text:p>
          <text:p text:style-name="P17"><text:span text:style-name="T8"># Write the certificate to a file</text:span></text:p>
          <text:p text:style-name="P17"><text:span text:style-name="T5">with</text:span><text:span text:style-name="T6"> </text:span><text:span text:style-name="T14">open</text:span><text:span text:style-name="T6">(</text:span><text:span text:style-name="T13">"certificate.pem"</text:span><text:span text:style-name="T6">, </text:span><text:span text:style-name="T13">"wb"</text:span><text:span text:style-name="T6">) </text:span><text:span text:style-name="T5">as</text:span><text:span text:style-name="T6"> </text:span><text:span text:style-name="T9">f</text:span><text:span text:style-name="T6">:</text:span></text:p>
          <text:p text:style-name="P17"><text:span text:style-name="T6"><text:s text:c="4"/></text:span><text:span text:style-name="T9">f</text:span><text:span text:style-name="T6">.</text:span><text:span text:style-name="T14">write</text:span><text:span text:style-name="T6">(</text:span><text:span text:style-name="T9">cert</text:span><text:span text:style-name="T6">.public_bytes(</text:span><text:span text:style-name="T9">encoding</text:span><text:span text:style-name="T10">=</text:span><text:span text:style-name="T6">x509.Encoding.PEM))</text:span></text:p>
          <text:p text:style-name="P17"><text:span text:style-name="T6"/></text:p>
          <text:p text:style-name="P17"><text:span text:style-name="T14">print</text:span><text:span text:style-name="T6">(</text:span><text:span text:style-name="T13">"Digital certificate generated and saved as certificate.pem"</text:span><text:span text:style-name="T6">)</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698;g1f400abbdcd_2_52:notes" draw:style-name="gr1" draw:layer="layout" svg:width="16.932cm" svg:height="9.524cm" svg:x="1.059cm" svg:y="1.905cm" draw:page-number="9" presentation:class="page"/>
          <draw:frame draw:name="Google Shape;2699;g1f400abbdcd_2_52:notes" presentation:style-name="pr13" draw:text-style-name="P5" draw:layer="layout" svg:width="15.239cm" svg:height="11.429cm" svg:x="1.905cm" svg:y="12.065cm" presentation:class="notes" presentation:placeholder="true" presentation:user-transformed="true">
            <draw:text-box/>
          </draw:frame>
        </presentation:notes>
      </draw:page>
      <draw:page draw:name="שימושים של תעודות דיגיטליות" draw:style-name="dp1" draw:master-page-name="TITLE_5f_AND_5f_BODY" presentation:presentation-page-layout-name="AL2T1">
        <draw:frame draw:name="Google Shape;2707;p39" presentation:style-name="pr4" draw:text-style-name="P6" draw:layer="layout" svg:width="21.437cm" svg:height="1.59cm" svg:x="1.981cm" svg:y="1.498cm" presentation:class="title" presentation:user-transformed="true">
          <draw:text-box>
            <text:p text:style-name="P3"><text:span text:style-name="T3">שימושים של תעודות דיגיטליות</text:span></text:p>
          </draw:text-box>
        </draw:frame>
        <draw:frame draw:name="Google Shape;2708;p39" presentation:style-name="pr5" draw:text-style-name="P10" draw:layer="layout" svg:width="21.437cm" svg:height="9.489cm" svg:x="1.981cm" svg:y="3.299cm" presentation:class="outline" presentation:user-transformed="true">
          <draw:text-box>
            <text:p text:style-name="P13"><text:span text:style-name="T4"/></text:p>
            <text:p text:style-name="P15"><text:span text:style-name="T4">גלישה מאובטחת ברשת (</text:span><text:span text:style-name="T4">HTTPS</text:span><text:span text:style-name="T4">)</text:span></text:p>
            <text:p text:style-name="P15"><text:span text:style-name="T4">חתימה והצפנה של דוא"ל</text:span></text:p>
            <text:p text:style-name="P15"><text:span text:style-name="T4">חתימת קוד</text:span></text:p>
            <text:p text:style-name="P15"><text:span text:style-name="T4">רשתות פרטיות וירטואליות (</text:span><text:span text:style-name="T4">VPN</text:span><text:span text:style-name="T4">)</text:span></text:p>
            <text:p text:style-name="P15"><text:span text:style-name="T4">חתימה על מסמכים</text:span></text:p>
            <text:p text:style-name="P16"><text:span text:style-name="T4"/></text:p>
          </draw:text-box>
        </draw:frame>
        <presentation:notes draw:style-name="dp2">
          <draw:page-thumbnail draw:name="Google Shape;2704;g1f400abbdcd_2_39:notes" draw:style-name="gr1" draw:layer="layout" svg:width="16.932cm" svg:height="9.524cm" svg:x="1.059cm" svg:y="1.905cm" draw:page-number="10" presentation:class="page"/>
          <draw:frame draw:name="Google Shape;2705;g1f400abbdcd_2_39:notes" presentation:style-name="pr14"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urier New" svg:font-family="'Courier New'"/>
    <style:font-face style:name="Exo" svg:font-family="Exo"/>
    <style:font-face style:name="PT Sans" svg:font-family="'PT San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gradient draw:name="Gradient_20_2" draw:display-name="Gradient 2" draw:style="linear" draw:start-color="#1d2875" draw:end-color="#151b46" draw:start-intensity="100%" draw:end-intensity="100%" draw:angle="2700" draw:border="0%"/>
    <draw:gradient draw:name="Gradient_20_3" draw:display-name="Gradient 3" draw:style="linear" draw:start-color="#151b46" draw:end-color="#8fffff" draw:start-intensity="100%" draw:end-intensity="100%" draw:angle="451" draw:border="0%"/>
    <draw:gradient draw:name="Gradient_20_4" draw:display-name="Gradient 4" draw:style="linear" draw:start-color="#151b46" draw:end-color="#8fffff" draw:start-intensity="100%" draw:end-intensity="100%" draw:angle="2251" draw:border="0%"/>
    <draw:gradient draw:name="Gradient_20_5" draw:display-name="Gradient 5" draw:style="linear" draw:start-color="#1d2875" draw:end-color="#151b46" draw:start-intensity="100%" draw:end-intensity="100%" draw:angle="0" draw:border="0%"/>
    <draw:gradient draw:name="Gradient_20_6" draw:display-name="Gradient 6" draw:style="linear" draw:start-color="#1d2875" draw:end-color="#151b46" draw:start-intensity="100%" draw:end-intensity="100%" draw:angle="900" draw:border="0%"/>
    <draw:gradient draw:name="Gradient_20_7" draw:display-name="Gradient 7" draw:style="linear" draw:start-color="#151b46" draw:end-color="#8fffff" draw:start-intensity="100%" draw:end-intensity="100%" draw:angle="3151" draw:border="0%"/>
    <draw:gradient draw:name="msFillGradient_20_1" draw:display-name="msFillGradient 1" draw:style="ellipsoid" draw:cx="50%" draw:cy="50%" draw:start-color="#000000" draw:end-color="#1d2875" draw:start-intensity="100%" draw:end-intensity="100%" draw:angle="900" draw:border="0%"/>
    <draw:gradient draw:name="msFillGradient_20_2" draw:display-name="msFillGradient 2" draw:style="ellipsoid" draw:cx="50%" draw:cy="50%" draw:start-color="#000000" draw:end-color="#1d2875" draw:start-intensity="100%" draw:end-intensity="100%" draw:angle="9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gradient" draw:fill-gradient-name="msFillGradient_20_1"/>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gradient" draw:fill-gradient-name="msFillGradient_20_2"/>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gradient" draw:fill-gradient-name="msFillGradient_20_1"/>
    </style:style>
    <style:style style:name="Mdp2" style:family="drawing-page">
      <style:drawing-page-properties draw:background-size="border" draw:fill="gradient" draw:fill-gradient-name="msFillGradient_20_2"/>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000000" draw:opacity="59%"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gradient" draw:fill-gradient-name="Gradient_20_2"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fffff" draw:textarea-vertical-align="middle" draw:auto-grow-height="false" draw:fit-to-size="false" style:shrink-to-fit="false" fo:min-height="0cm" fo:min-width="0cm" fo:padding-top="0.254cm" fo:padding-bottom="0.254cm" fo:padding-left="0.254cm" fo:padding-right="0.254cm" fo:wrap-option="wrap"/>
    </style:style>
    <style:style style:name="Mgr6" style:family="graphic" style:parent-style-name="standard">
      <style:graphic-properties draw:stroke="solid" svg:stroke-width="0.053cm" svg:stroke-color="#95ffae" draw:stroke-linejoin="round" draw:fill="none" draw:textarea-vertical-align="middle" draw:auto-grow-height="false" draw:fit-to-size="false" style:shrink-to-fit="false" fo:min-height="0cm" fo:min-width="0cm" fo:padding-top="0.254cm" fo:padding-bottom="0.254cm" fo:padding-left="0.254cm" fo:padding-right="0.254cm" fo:wrap-option="wrap"/>
    </style:style>
    <style:style style:name="Mgr7" style:family="graphic" style:parent-style-name="standard">
      <style:graphic-properties draw:stroke="none" svg:stroke-width="0cm" draw:fill="solid" draw:fill-color="#95ffae" draw:textarea-vertical-align="middle" draw:auto-grow-height="false" draw:fit-to-size="false" style:shrink-to-fit="false" fo:min-height="0cm" fo:min-width="0cm" fo:padding-top="0.254cm" fo:padding-bottom="0.254cm" fo:padding-left="0.254cm" fo:padding-right="0.254cm" fo:wrap-option="wrap"/>
    </style:style>
    <style:style style:name="Mgr8" style:family="graphic" style:parent-style-name="standard">
      <style:graphic-properties draw:stroke="none" svg:stroke-width="0cm" draw:fill="gradient" draw:fill-gradient-name="Gradient_20_3" draw:textarea-vertical-align="middle" draw:auto-grow-height="false" draw:fit-to-size="false" style:shrink-to-fit="false" fo:min-height="0cm" fo:min-width="0cm" fo:padding-top="0.254cm" fo:padding-bottom="0.254cm" fo:padding-left="0.254cm" fo:padding-right="0.254cm" fo:wrap-option="wrap"/>
    </style:style>
    <style:style style:name="Mgr9" style:family="graphic" style:parent-style-name="standard">
      <style:graphic-properties draw:stroke="none" svg:stroke-width="0cm" draw:fill="gradient" draw:fill-gradient-name="Gradient_20_4" draw:textarea-vertical-align="middle" draw:auto-grow-height="false" draw:fit-to-size="false" style:shrink-to-fit="false" fo:min-height="0cm" fo:min-width="0cm" fo:padding-top="0.254cm" fo:padding-bottom="0.254cm" fo:padding-left="0.254cm" fo:padding-right="0.254cm" fo:wrap-option="wrap"/>
    </style:style>
    <style:style style:name="Mgr10" style:family="graphic" style:parent-style-name="standard">
      <style:graphic-properties draw:stroke="none" svg:stroke-width="0cm" draw:fill="gradient" draw:fill-gradient-name="Gradient_20_5" draw:textarea-vertical-align="middle" draw:auto-grow-height="false" draw:fit-to-size="false" style:shrink-to-fit="false" fo:min-height="0cm" fo:min-width="0cm" fo:padding-top="0.254cm" fo:padding-bottom="0.254cm" fo:padding-left="0.254cm" fo:padding-right="0.254cm" fo:wrap-option="wrap"/>
    </style:style>
    <style:style style:name="Mgr11" style:family="graphic" style:parent-style-name="standard">
      <style:graphic-properties draw:stroke="none" svg:stroke-width="0cm" draw:fill="gradient" draw:fill-gradient-name="Gradient_20_6" draw:textarea-vertical-align="middle" draw:auto-grow-height="false" draw:fit-to-size="false" style:shrink-to-fit="false" fo:min-height="0cm" fo:min-width="0cm" fo:padding-top="0.254cm" fo:padding-bottom="0.254cm" fo:padding-left="0.254cm" fo:padding-right="0.254cm" fo:wrap-option="wrap"/>
    </style:style>
    <style:style style:name="Mgr12" style:family="graphic" style:parent-style-name="standard">
      <style:graphic-properties draw:stroke="none" svg:stroke-width="0cm" draw:fill="gradient" draw:fill-gradient-name="Gradient_20_7"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draw:fill="none" draw:fill-color="#ffffff" draw:auto-grow-height="false" fo:min-height="1.485cm"/>
    </style:style>
    <style:style style:name="Mpr2" style:family="presentation" style:parent-style-name="TITLE-backgroundobjects">
      <style:graphic-properties draw:stroke="none" draw:fill="none" draw:fill-color="#ffffff" draw:textarea-vertical-align="bottom" draw:auto-grow-height="false" fo:min-height="1.485cm"/>
    </style:style>
    <style:style style:name="Mpr3" style:family="presentation" style:parent-style-name="TITLE_5f_AND_5f_BODY-backgroundobjects">
      <style:graphic-properties draw:stroke="none" draw:fill="none" draw:fill-color="#ffffff" draw:auto-grow-height="false" fo:min-height="1.27cm"/>
    </style:style>
    <style:style style:name="Mpr4"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000000" draw:opacity="59%"/>
      <style:paragraph-properties fo:text-align="start" style:font-independent-line-spacing="true"/>
      <style:text-properties fo:font-size="14pt"/>
    </style:style>
    <style:style style:name="MP6" style:family="paragraph">
      <loext:graphic-properties draw:fill="gradient" draw:fill-gradient-name="Gradient_20_2"/>
      <style:paragraph-properties fo:text-align="start" style:font-independent-line-spacing="true"/>
      <style:text-properties fo:font-size="14pt"/>
    </style:style>
    <style:style style:name="MP7" style:family="paragraph">
      <loext:graphic-properties draw:fill="solid" draw:fill-color="#8fffff"/>
      <style:paragraph-properties fo:text-align="start" style:font-independent-line-spacing="true"/>
      <style:text-properties fo:font-size="14pt"/>
    </style:style>
    <style:style style:name="MP8" style:family="paragraph">
      <loext:graphic-properties draw:fill="none"/>
      <style:paragraph-properties fo:text-align="start" style:font-independent-line-spacing="true"/>
      <style:text-properties fo:font-size="14pt"/>
    </style:style>
    <style:style style:name="MP9" style:family="paragraph">
      <loext:graphic-properties draw:fill="solid" draw:fill-color="#95ffae"/>
      <style:paragraph-properties fo:text-align="start" style:font-independent-line-spacing="true"/>
      <style:text-properties fo:font-size="14pt"/>
    </style:style>
    <style:style style:name="MP10" style:family="paragraph">
      <loext:graphic-properties draw:fill="gradient" draw:fill-gradient-name="Gradient_20_3"/>
      <style:paragraph-properties fo:text-align="start" style:font-independent-line-spacing="true"/>
      <style:text-properties fo:font-size="14pt"/>
    </style:style>
    <style:style style:name="MP11" style:family="paragraph">
      <loext:graphic-properties draw:fill="gradient" draw:fill-gradient-name="Gradient_20_4"/>
      <style:paragraph-properties fo:text-align="start" style:font-independent-line-spacing="true"/>
      <style:text-properties fo:font-size="14pt"/>
    </style:style>
    <style:style style:name="MP12" style:family="paragraph">
      <loext:graphic-properties draw:fill="gradient" draw:fill-gradient-name="Gradient_20_5"/>
      <style:paragraph-properties fo:text-align="start" style:font-independent-line-spacing="true"/>
      <style:text-properties fo:font-size="14pt"/>
    </style:style>
    <style:style style:name="MP13" style:family="paragraph">
      <loext:graphic-properties draw:fill="gradient" draw:fill-gradient-name="Gradient_20_6"/>
      <style:paragraph-properties fo:text-align="start" style:font-independent-line-spacing="true"/>
      <style:text-properties fo:font-size="14pt"/>
    </style:style>
    <style:style style:name="MP14" style:family="paragraph">
      <loext:graphic-properties draw:fill="gradient" draw:fill-gradient-name="Gradient_20_7"/>
      <style:paragraph-properties fo:text-align="start" style:font-independent-line-spacing="true"/>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TITLE" style:page-layout-name="PM1" draw:style-name="Mdp1">
      <draw:g draw:name="Google Shape;9;p2">
        <draw:custom-shape draw:name="Google Shape;10;p2" draw:style-name="Mgr3" draw:text-style-name="MP5" draw:layer="layout" svg:width="25.398cm" svg:height="0.028cm" svg:x="0cm" svg:y="14.258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11;p2" draw:style-name="Mgr3" draw:text-style-name="MP5" draw:layer="layout" svg:width="25.398cm" svg:height="0.028cm" svg:x="0cm" svg:y="13.873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12;p2" draw:style-name="Mgr3" draw:text-style-name="MP5" draw:layer="layout" svg:width="25.398cm" svg:height="0.028cm" svg:x="0cm" svg:y="13.487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13;p2" draw:style-name="Mgr3" draw:text-style-name="MP5" draw:layer="layout" svg:width="25.398cm" svg:height="0.028cm" svg:x="0cm" svg:y="13.101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14;p2" draw:style-name="Mgr3" draw:text-style-name="MP5" draw:layer="layout" svg:width="25.398cm" svg:height="0.025cm" svg:x="0cm" svg:y="12.718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15;p2" draw:style-name="Mgr3" draw:text-style-name="MP5" draw:layer="layout" svg:width="25.398cm" svg:height="0.025cm" svg:x="0cm" svg:y="12.332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16;p2" draw:style-name="Mgr3" draw:text-style-name="MP5" draw:layer="layout" svg:width="25.398cm" svg:height="0.025cm" svg:x="0cm" svg:y="11.947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17;p2" draw:style-name="Mgr3" draw:text-style-name="MP5" draw:layer="layout" svg:width="25.398cm" svg:height="0.028cm" svg:x="0cm" svg:y="11.561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18;p2" draw:style-name="Mgr3" draw:text-style-name="MP5" draw:layer="layout" svg:width="25.398cm" svg:height="0.028cm" svg:x="0cm" svg:y="11.175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19;p2" draw:style-name="Mgr3" draw:text-style-name="MP5" draw:layer="layout" svg:width="25.398cm" svg:height="0.028cm" svg:x="0cm" svg:y="10.79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0;p2" draw:style-name="Mgr3" draw:text-style-name="MP5" draw:layer="layout" svg:width="25.398cm" svg:height="0.028cm" svg:x="0cm" svg:y="10.404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1;p2" draw:style-name="Mgr3" draw:text-style-name="MP5" draw:layer="layout" svg:width="25.398cm" svg:height="0.025cm" svg:x="0cm" svg:y="10.021cm">
          <text:p/>
          <draw:enhanced-geometry draw:mirror-horizontal="false" draw:mirror-vertical="false" drawooo:sub-view-size="257969 305" draw:text-areas="0 0 ?f0 ?f1" svg:viewBox="0 0 0 0" draw:type="ooxml-non-primitive" draw:enhanced-path="M 0 1 L 257969 1 257969 305 0 305 Z N">
            <draw:equation draw:name="f0" draw:formula="logwidth"/>
            <draw:equation draw:name="f1" draw:formula="logheight"/>
          </draw:enhanced-geometry>
        </draw:custom-shape>
        <draw:custom-shape draw:name="Google Shape;22;p2" draw:style-name="Mgr3" draw:text-style-name="MP5" draw:layer="layout" svg:width="25.398cm" svg:height="0.025cm" svg:x="0cm" svg:y="9.635cm">
          <text:p/>
          <draw:enhanced-geometry draw:mirror-horizontal="false" draw:mirror-vertical="false" drawooo:sub-view-size="257969 305" draw:text-areas="0 0 ?f0 ?f1" svg:viewBox="0 0 0 0" draw:type="ooxml-non-primitive" draw:enhanced-path="M 0 1 L 257969 1 257969 305 0 305 Z N">
            <draw:equation draw:name="f0" draw:formula="logwidth"/>
            <draw:equation draw:name="f1" draw:formula="logheight"/>
          </draw:enhanced-geometry>
        </draw:custom-shape>
        <draw:custom-shape draw:name="Google Shape;23;p2" draw:style-name="Mgr3" draw:text-style-name="MP5" draw:layer="layout" svg:width="25.398cm" svg:height="0.028cm" svg:x="0cm" svg:y="9.249cm">
          <text:p/>
          <draw:enhanced-geometry draw:mirror-horizontal="false" draw:mirror-vertical="false" drawooo:sub-view-size="257969 335" draw:text-areas="0 0 ?f0 ?f1" svg:viewBox="0 0 0 0" draw:type="ooxml-non-primitive" draw:enhanced-path="M 0 0 L 257969 0 257969 334 0 334 Z N">
            <draw:equation draw:name="f0" draw:formula="logwidth"/>
            <draw:equation draw:name="f1" draw:formula="logheight"/>
          </draw:enhanced-geometry>
        </draw:custom-shape>
        <draw:custom-shape draw:name="Google Shape;24;p2" draw:style-name="Mgr3" draw:text-style-name="MP5" draw:layer="layout" svg:width="25.398cm" svg:height="0.028cm" svg:x="0cm" svg:y="8.864cm">
          <text:p/>
          <draw:enhanced-geometry draw:mirror-horizontal="false" draw:mirror-vertical="false" drawooo:sub-view-size="257969 335" draw:text-areas="0 0 ?f0 ?f1" svg:viewBox="0 0 0 0" draw:type="ooxml-non-primitive" draw:enhanced-path="M 0 0 L 257969 0 257969 334 0 334 Z N">
            <draw:equation draw:name="f0" draw:formula="logwidth"/>
            <draw:equation draw:name="f1" draw:formula="logheight"/>
          </draw:enhanced-geometry>
        </draw:custom-shape>
        <draw:custom-shape draw:name="Google Shape;25;p2" draw:style-name="Mgr3" draw:text-style-name="MP5" draw:layer="layout" svg:width="25.398cm" svg:height="0.028cm" svg:x="0cm" svg:y="8.478cm">
          <text:p/>
          <draw:enhanced-geometry draw:mirror-horizontal="false" draw:mirror-vertical="false" drawooo:sub-view-size="257969 335" draw:text-areas="0 0 ?f0 ?f1" svg:viewBox="0 0 0 0" draw:type="ooxml-non-primitive" draw:enhanced-path="M 0 0 L 257969 0 257969 334 0 334 Z N">
            <draw:equation draw:name="f0" draw:formula="logwidth"/>
            <draw:equation draw:name="f1" draw:formula="logheight"/>
          </draw:enhanced-geometry>
        </draw:custom-shape>
        <draw:custom-shape draw:name="Google Shape;26;p2" draw:style-name="Mgr3" draw:text-style-name="MP5" draw:layer="layout" svg:width="25.398cm" svg:height="0.028cm" svg:x="0cm" svg:y="8.092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7;p2" draw:style-name="Mgr3" draw:text-style-name="MP5" draw:layer="layout" svg:width="25.398cm" svg:height="0.028cm" svg:x="0cm" svg:y="7.706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8;p2" draw:style-name="Mgr3" draw:text-style-name="MP5" draw:layer="layout" svg:width="25.398cm" svg:height="0.025cm" svg:x="0cm" svg:y="7.323cm">
          <text:p/>
          <draw:enhanced-geometry draw:mirror-horizontal="false" draw:mirror-vertical="false" drawooo:sub-view-size="257969 305" draw:text-areas="0 0 ?f0 ?f1" svg:viewBox="0 0 0 0" draw:type="ooxml-non-primitive" draw:enhanced-path="M 0 1 L 257969 1 257969 305 0 305 Z N">
            <draw:equation draw:name="f0" draw:formula="logwidth"/>
            <draw:equation draw:name="f1" draw:formula="logheight"/>
          </draw:enhanced-geometry>
        </draw:custom-shape>
        <draw:custom-shape draw:name="Google Shape;29;p2" draw:style-name="Mgr3" draw:text-style-name="MP5" draw:layer="layout" svg:width="25.398cm" svg:height="0.025cm" svg:x="0cm" svg:y="6.938cm">
          <text:p/>
          <draw:enhanced-geometry draw:mirror-horizontal="false" draw:mirror-vertical="false" drawooo:sub-view-size="257969 305" draw:text-areas="0 0 ?f0 ?f1" svg:viewBox="0 0 0 0" draw:type="ooxml-non-primitive" draw:enhanced-path="M 0 1 L 257969 1 257969 305 0 305 Z N">
            <draw:equation draw:name="f0" draw:formula="logwidth"/>
            <draw:equation draw:name="f1" draw:formula="logheight"/>
          </draw:enhanced-geometry>
        </draw:custom-shape>
        <draw:custom-shape draw:name="Google Shape;30;p2" draw:style-name="Mgr3" draw:text-style-name="MP5" draw:layer="layout" svg:width="25.398cm" svg:height="0.028cm" svg:x="0cm" svg:y="6.552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31;p2" draw:style-name="Mgr3" draw:text-style-name="MP5" draw:layer="layout" svg:width="25.398cm" svg:height="0.028cm" svg:x="0cm" svg:y="6.166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32;p2" draw:style-name="Mgr3" draw:text-style-name="MP5" draw:layer="layout" svg:width="25.398cm" svg:height="0.028cm" svg:x="0cm" svg:y="5.78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33;p2" draw:style-name="Mgr3" draw:text-style-name="MP5" draw:layer="layout" svg:width="25.398cm" svg:height="0.028cm" svg:x="0cm" svg:y="5.395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34;p2" draw:style-name="Mgr3" draw:text-style-name="MP5" draw:layer="layout" svg:width="25.398cm" svg:height="0.025cm" svg:x="0cm" svg:y="5.012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35;p2" draw:style-name="Mgr3" draw:text-style-name="MP5" draw:layer="layout" svg:width="25.398cm" svg:height="0.025cm" svg:x="0cm" svg:y="4.626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36;p2" draw:style-name="Mgr3" draw:text-style-name="MP5" draw:layer="layout" svg:width="25.398cm" svg:height="0.025cm" svg:x="0cm" svg:y="4.24cm">
          <text:p/>
          <draw:enhanced-geometry draw:mirror-horizontal="false" draw:mirror-vertical="false" drawooo:sub-view-size="257969 305" draw:text-areas="0 0 ?f0 ?f1" svg:viewBox="0 0 0 0" draw:type="ooxml-non-primitive" draw:enhanced-path="M 0 1 L 257969 1 257969 304 0 304 Z N">
            <draw:equation draw:name="f0" draw:formula="logwidth"/>
            <draw:equation draw:name="f1" draw:formula="logheight"/>
          </draw:enhanced-geometry>
        </draw:custom-shape>
        <draw:custom-shape draw:name="Google Shape;37;p2" draw:style-name="Mgr3" draw:text-style-name="MP5" draw:layer="layout" svg:width="25.398cm" svg:height="0.028cm" svg:x="0cm" svg:y="3.854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38;p2" draw:style-name="Mgr3" draw:text-style-name="MP5" draw:layer="layout" svg:width="25.398cm" svg:height="0.028cm" svg:x="0cm" svg:y="3.469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39;p2" draw:style-name="Mgr3" draw:text-style-name="MP5" draw:layer="layout" svg:width="25.398cm" svg:height="0.028cm" svg:x="0cm" svg:y="3.083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40;p2" draw:style-name="Mgr3" draw:text-style-name="MP5" draw:layer="layout" svg:width="25.398cm" svg:height="0.028cm" svg:x="0cm" svg:y="2.697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41;p2" draw:style-name="Mgr3" draw:text-style-name="MP5" draw:layer="layout" svg:width="25.398cm" svg:height="0.025cm" svg:x="0cm" svg:y="2.314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42;p2" draw:style-name="Mgr3" draw:text-style-name="MP5" draw:layer="layout" svg:width="25.398cm" svg:height="0.025cm" svg:x="0cm" svg:y="1.929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43;p2" draw:style-name="Mgr3" draw:text-style-name="MP5" draw:layer="layout" svg:width="25.398cm" svg:height="0.028cm" svg:x="0cm" svg:y="1.543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44;p2" draw:style-name="Mgr3" draw:text-style-name="MP5" draw:layer="layout" svg:width="25.398cm" svg:height="0.028cm" svg:x="0cm" svg:y="1.157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45;p2" draw:style-name="Mgr3" draw:text-style-name="MP5" draw:layer="layout" svg:width="25.398cm" svg:height="0.028cm" svg:x="0cm" svg:y="0.771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46;p2" draw:style-name="Mgr3" draw:text-style-name="MP5" draw:layer="layout" svg:width="25.398cm" svg:height="0.028cm" svg:x="0cm" svg:y="0.386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47;p2" draw:style-name="Mgr3" draw:text-style-name="MP5" draw:layer="layout" svg:width="25.398cm" svg:height="0.028cm" svg:x="0cm" svg:y="0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g>
      <draw:frame draw:name="Google Shape;48;p2" presentation:style-name="TITLE-title" draw:layer="backgroundobjects" svg:width="18.079cm" svg:height="4.789cm" svg:x="3.66cm" svg:y="3.316cm" presentation:class="title" presentation:placeholder="true" presentation:user-transformed="true">
        <draw:text-box/>
      </draw:frame>
      <draw:g draw:name="Google Shape;50;p2">
        <draw:custom-shape draw:name="Google Shape;51;p2" draw:style-name="Mgr4" draw:text-style-name="MP6" draw:layer="layout" svg:width="1.629cm" svg:height="3.567cm" draw:transform="rotate (1.5707963267949) translate (0cm 3.316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g draw:name="Google Shape;52;p2">
          <draw:custom-shape draw:name="Google Shape;53;p2" draw:style-name="Mgr5" draw:text-style-name="MP7" draw:layer="layout" svg:width="0.422cm" svg:height="0.671cm" draw:transform="rotate (-3.14159265358979) translate (2.453cm 2.837cm)">
            <text:p/>
            <draw:enhanced-geometry draw:mirror-horizontal="false" draw:mirror-vertical="false" drawooo:sub-view-size="15684 24945" draw:text-areas="0 0 ?f0 ?f1" svg:viewBox="0 0 0 0" draw:type="ooxml-non-primitive" draw:enhanced-path="M 12720 0 C 13337 0 14078 247 14572 741 15684 1852 15684 3581 14572 4569 L 6792 12349 14572 20128 C 15684 21240 15684 22845 14572 23957 13584 24944 11855 24944 10744 23957 L 1112 14325 C 1 13213 1 11484 1112 10496 L 10744 741 C 11361 247 11979 0 12720 0 Z N">
              <draw:equation draw:name="f0" draw:formula="logwidth"/>
              <draw:equation draw:name="f1" draw:formula="logheight"/>
            </draw:enhanced-geometry>
          </draw:custom-shape>
          <draw:custom-shape draw:name="Google Shape;54;p2" draw:style-name="Mgr5" draw:text-style-name="MP7" draw:layer="layout" svg:width="0.418cm" svg:height="0.671cm" draw:transform="rotate (-3.14159265358979) translate (2.044cm 2.837cm)">
            <text:p/>
            <draw:enhanced-geometry draw:mirror-horizontal="false" draw:mirror-vertical="false" drawooo:sub-view-size="15561 24945" draw:text-areas="0 0 ?f0 ?f1" svg:viewBox="0 0 0 0" draw:type="ooxml-non-primitive" draw:enhanced-path="M 12596 0 C 13337 0 13955 247 14449 741 15560 1852 15560 3581 14449 4569 L 6669 12349 14449 20128 C 15560 21240 15560 22845 14449 23957 13461 24944 11732 24944 10621 23957 L 988 14325 C 1 13213 1 11484 988 10496 L 10621 741 C 11238 247 11855 0 12596 0 Z N">
              <draw:equation draw:name="f0" draw:formula="logwidth"/>
              <draw:equation draw:name="f1" draw:formula="logheight"/>
            </draw:enhanced-geometry>
          </draw:custom-shape>
          <draw:custom-shape draw:name="Google Shape;55;p2" draw:style-name="Mgr5" draw:text-style-name="MP7" draw:layer="layout" svg:width="0.418cm" svg:height="0.671cm" draw:transform="rotate (-3.14159265358979) translate (1.638cm 2.837cm)">
            <text:p/>
            <draw:enhanced-geometry draw:mirror-horizontal="false" draw:mirror-vertical="false" drawooo:sub-view-size="15560 24945" draw:text-areas="0 0 ?f0 ?f1" svg:viewBox="0 0 0 0" draw:type="ooxml-non-primitive" draw:enhanced-path="M 12596 0 C 13337 0 13954 247 14448 741 15559 1852 15559 3581 14448 4569 L 6792 12349 14448 20128 C 15559 21240 15559 22845 14448 23957 13460 24944 11731 24944 10743 23957 L 988 14325 C 0 13213 0 11484 988 10496 L 10743 741 C 11237 247 11855 0 12596 0 Z N">
              <draw:equation draw:name="f0" draw:formula="logwidth"/>
              <draw:equation draw:name="f1" draw:formula="logheight"/>
            </draw:enhanced-geometry>
          </draw:custom-shape>
          <draw:custom-shape draw:name="Google Shape;56;p2" draw:style-name="Mgr5" draw:text-style-name="MP7" draw:layer="layout" svg:width="0.418cm" svg:height="0.671cm" draw:transform="rotate (-3.14159265358979) translate (1.232cm 2.837cm)">
            <text:p/>
            <draw:enhanced-geometry draw:mirror-horizontal="false" draw:mirror-vertical="false" drawooo:sub-view-size="15560 24945" draw:text-areas="0 0 ?f0 ?f1" svg:viewBox="0 0 0 0" draw:type="ooxml-non-primitive" draw:enhanced-path="M 12596 0 C 13337 0 13955 247 14572 741 15560 1852 15560 3581 14572 4569 L 6792 12349 14572 20128 C 15560 21240 15560 22845 14572 23957 13461 24944 11732 24944 10744 23957 L 988 14325 C 1 13213 1 11484 988 10496 L 10744 741 C 11238 247 11979 0 12596 0 Z N">
              <draw:equation draw:name="f0" draw:formula="logwidth"/>
              <draw:equation draw:name="f1" draw:formula="logheight"/>
            </draw:enhanced-geometry>
          </draw:custom-shape>
          <draw:custom-shape draw:name="Google Shape;57;p2" draw:style-name="Mgr5" draw:text-style-name="MP7" draw:layer="layout" svg:width="0.418cm" svg:height="0.671cm" draw:transform="rotate (-3.14159265358979) translate (0.826cm 2.837cm)">
            <text:p/>
            <draw:enhanced-geometry draw:mirror-horizontal="false" draw:mirror-vertical="false" drawooo:sub-view-size="15560 24945" draw:text-areas="0 0 ?f0 ?f1" svg:viewBox="0 0 0 0" draw:type="ooxml-non-primitive" draw:enhanced-path="M 12596 0 C 13337 0 13954 247 14572 741 15559 1852 15559 3581 14572 4569 L 6792 12349 14572 20128 C 15559 21240 15559 22845 14572 23957 13460 24944 11731 24944 10743 23957 L 988 14325 C 0 13213 0 11484 988 10496 L 10743 741 C 11237 247 11978 0 12596 0 Z N">
              <draw:equation draw:name="f0" draw:formula="logwidth"/>
              <draw:equation draw:name="f1" draw:formula="logheight"/>
            </draw:enhanced-geometry>
          </draw:custom-shape>
          <draw:custom-shape draw:name="Google Shape;58;p2" draw:style-name="Mgr5" draw:text-style-name="MP7" draw:layer="layout" svg:width="0.418cm" svg:height="0.671cm" draw:transform="rotate (-3.14159265358979) translate (0.419cm 2.837cm)">
            <text:p/>
            <draw:enhanced-geometry draw:mirror-horizontal="false" draw:mirror-vertical="false" drawooo:sub-view-size="15560 24945" draw:text-areas="0 0 ?f0 ?f1" svg:viewBox="0 0 0 0" draw:type="ooxml-non-primitive" draw:enhanced-path="M 12596 0 C 13337 0 13955 247 14572 741 15560 1852 15560 3581 14572 4569 L 6792 12349 14572 20128 C 15560 21240 15560 22845 14572 23957 13461 24944 11732 24944 10744 23957 L 988 14325 C 0 13213 0 11484 988 10496 L 10744 741 C 11238 247 11979 0 12596 0 Z N">
              <draw:equation draw:name="f0" draw:formula="logwidth"/>
              <draw:equation draw:name="f1" draw:formula="logheight"/>
            </draw:enhanced-geometry>
          </draw:custom-shape>
        </draw:g>
      </draw:g>
      <draw:g draw:name="Google Shape;59;p2">
        <draw:custom-shape draw:name="Google Shape;60;p2" draw:style-name="Mgr6" draw:text-style-name="MP8" draw:layer="layout" svg:width="0.274cm" svg:height="0.274cm" draw:transform="rotate (-1.5707963267949) translate (1.142cm 5.769cm)">
          <text:p/>
          <draw:enhanced-geometry draw:mirror-horizontal="false" draw:mirror-vertical="false" drawooo:sub-view-size="3174 3174" draw:text-areas="0 0 ?f0 ?f1" svg:viewBox="0 0 0 0" draw:type="ooxml-non-primitive" draw:enhanced-path="M 1810 124 C 2603 248 3173 1017 3024 1810 2900 2603 2157 3173 1339 3025 545 2901 0 2157 124 1339 248 546 992 0 1810 124 Z F N">
            <draw:equation draw:name="f0" draw:formula="logwidth"/>
            <draw:equation draw:name="f1" draw:formula="logheight"/>
          </draw:enhanced-geometry>
        </draw:custom-shape>
        <draw:custom-shape draw:name="Google Shape;61;p2" draw:style-name="Mgr7" draw:text-style-name="MP9" draw:layer="layout" svg:width="0.128cm" svg:height="0.119cm" draw:transform="rotate (-1.5707963267949) translate (1.066cm 5.839cm)">
          <text:p/>
          <draw:enhanced-geometry draw:mirror-horizontal="false" draw:mirror-vertical="false" drawooo:sub-view-size="1488 1383" draw:text-areas="0 0 ?f0 ?f1" svg:viewBox="0 0 0 0" draw:type="ooxml-non-primitive" draw:enhanced-path="M 744 1 C 417 1 119 253 74 583 0 955 273 1327 645 1376 676 1380 708 1383 739 1383 1074 1383 1370 1146 1438 806 1487 434 1240 62 868 13 826 4 785 1 744 1 Z N">
            <draw:equation draw:name="f0" draw:formula="logwidth"/>
            <draw:equation draw:name="f1" draw:formula="logheight"/>
          </draw:enhanced-geometry>
        </draw:custom-shape>
        <draw:custom-shape draw:name="Google Shape;62;p2" draw:style-name="Mgr6" draw:text-style-name="MP8" draw:layer="layout" svg:width="0.254cm" svg:height="0.254cm" draw:transform="rotate (-1.5707963267949) translate (-0.139cm 5.777cm)">
          <text:p/>
          <draw:enhanced-geometry draw:mirror-horizontal="false" draw:mirror-vertical="false" drawooo:sub-view-size="2951 2951" draw:text-areas="0 0 ?f0 ?f1" svg:viewBox="0 0 0 0" draw:type="ooxml-non-primitive" draw:enhanced-path="M 1463 2951 C 645 2951 0 2306 0 1488 0 670 645 1 1463 1 2281 1 2950 670 2950 1488 2950 2306 2281 2951 1463 2951 Z F N">
            <draw:equation draw:name="f0" draw:formula="logwidth"/>
            <draw:equation draw:name="f1" draw:formula="logheight"/>
          </draw:enhanced-geometry>
        </draw:custom-shape>
        <draw:custom-shape draw:name="Google Shape;63;p2" draw:style-name="Mgr7" draw:text-style-name="MP9" draw:layer="layout" svg:width="0.119cm" svg:height="0.119cm" draw:transform="rotate (-1.5707963267949) translate (-0.208cm 5.844cm)">
          <text:p/>
          <draw:enhanced-geometry draw:mirror-horizontal="false" draw:mirror-vertical="false" drawooo:sub-view-size="1389 1389" draw:text-areas="0 0 ?f0 ?f1" svg:viewBox="0 0 0 0" draw:type="ooxml-non-primitive" draw:enhanced-path="M 695 0 C 323 0 1 297 1 694 1 1066 323 1388 695 1388 1091 1388 1389 1066 1389 694 1389 297 1091 0 695 0 Z N">
            <draw:equation draw:name="f0" draw:formula="logwidth"/>
            <draw:equation draw:name="f1" draw:formula="logheight"/>
          </draw:enhanced-geometry>
        </draw:custom-shape>
        <draw:custom-shape draw:name="Google Shape;64;p2" draw:style-name="Mgr6" draw:text-style-name="MP8" draw:layer="layout" svg:width="0.001cm" svg:height="0.995cm" draw:transform="rotate (-1.5707963267949) translate (0.872cm 5.889cm)">
          <text:p/>
          <draw:enhanced-geometry draw:mirror-horizontal="false" draw:mirror-vertical="false" drawooo:sub-view-size="1 11504" draw:text-areas="0 0 ?f0 ?f1" svg:viewBox="0 0 0 0" draw:type="ooxml-non-primitive" draw:enhanced-path="M 0 11503 L 0 1 F N">
            <draw:equation draw:name="f0" draw:formula="logwidth"/>
            <draw:equation draw:name="f1" draw:formula="logheight"/>
          </draw:enhanced-geometry>
        </draw:custom-shape>
      </draw:g>
      <draw:g draw:name="Google Shape;65;p2">
        <draw:custom-shape draw:name="Google Shape;66;p2" draw:style-name="Mgr8" draw:text-style-name="MP10" draw:layer="layout" svg:width="5.54cm" svg:height="0.188cm" svg:x="-3.929cm" svg:y="9.27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67;p2" draw:style-name="Mgr8" draw:text-style-name="MP10" draw:layer="layout" svg:width="5.54cm" svg:height="0.188cm" svg:x="-3.087cm" svg:y="8.496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g draw:name="Google Shape;68;p2">
        <draw:custom-shape draw:name="Google Shape;69;p2" draw:style-name="Mgr6" draw:text-style-name="MP8" draw:layer="layout" svg:width="4.788cm" svg:height="0.417cm" svg:x="-2.22cm" svg:y="11.626cm">
          <text:p/>
          <draw:enhanced-geometry draw:mirror-horizontal="true" draw:mirror-vertical="false" drawooo:sub-view-size="55332 4834" draw:text-areas="0 0 ?f0 ?f1" svg:viewBox="0 0 0 0" draw:type="ooxml-non-primitive" draw:enhanced-path="M 55331 4834 L 28930 4834 27294 3198 24072 0 1 0 F N">
            <draw:equation draw:name="f0" draw:formula="logwidth"/>
            <draw:equation draw:name="f1" draw:formula="logheight"/>
          </draw:enhanced-geometry>
        </draw:custom-shape>
        <draw:custom-shape draw:name="Google Shape;70;p2" draw:style-name="Mgr6" draw:text-style-name="MP8" draw:layer="layout" svg:width="0.254cm" svg:height="0.254cm" svg:x="2.588cm" svg:y="11.497cm">
          <text:p/>
          <draw:enhanced-geometry draw:mirror-horizontal="true" draw:mirror-vertical="false" drawooo:sub-view-size="2951 2951" draw:text-areas="0 0 ?f0 ?f1" svg:viewBox="0 0 0 0" draw:type="ooxml-non-primitive" draw:enhanced-path="M 1 1463 C 1 670 670 1 1488 1 2306 1 2951 670 2951 1463 2951 2281 2306 2951 1488 2951 670 2951 1 2281 1 1463 Z F N">
            <draw:equation draw:name="f0" draw:formula="logwidth"/>
            <draw:equation draw:name="f1" draw:formula="logheight"/>
          </draw:enhanced-geometry>
        </draw:custom-shape>
        <draw:custom-shape draw:name="Google Shape;71;p2" draw:style-name="Mgr7" draw:text-style-name="MP9" draw:layer="layout" svg:width="0.119cm" svg:height="0.117cm" svg:x="2.653cm" svg:y="11.566cm">
          <text:p/>
          <draw:enhanced-geometry draw:mirror-horizontal="true" draw:mirror-vertical="false" drawooo:sub-view-size="1389 1365" draw:text-areas="0 0 ?f0 ?f1" svg:viewBox="0 0 0 0" draw:type="ooxml-non-primitive" draw:enhanced-path="M 694 1 C 298 1 0 298 0 670 0 1067 298 1364 694 1364 1066 1364 1388 1067 1388 670 1388 298 1066 1 694 1 Z N">
            <draw:equation draw:name="f0" draw:formula="logwidth"/>
            <draw:equation draw:name="f1" draw:formula="logheight"/>
          </draw:enhanced-geometry>
        </draw:custom-shape>
      </draw:g>
      <draw:custom-shape draw:name="Google Shape;72;p2" draw:style-name="Mgr9" draw:text-style-name="MP11" draw:layer="backgroundobjects" svg:width="5.54cm" svg:height="0.188cm" draw:transform="rotate (-3.14159265358979) translate (27.84cm 7.075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73;p2" draw:style-name="Mgr10" draw:text-style-name="MP12" draw:layer="backgroundobjects" svg:width="1.629cm" svg:height="3.567cm" draw:transform="rotate (-3.14159265358979) translate (25.4cm 14.288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custom-shape draw:name="Google Shape;74;p2" draw:style-name="Mgr11" draw:text-style-name="MP13" draw:layer="backgroundobjects" svg:width="1.629cm" svg:height="3.567cm" draw:transform="rotate (-1.5707963267949) translate (25.394cm 0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g draw:name="Google Shape;75;p2">
        <draw:custom-shape draw:name="Google Shape;76;p2" draw:style-name="Mgr6" draw:text-style-name="MP8" draw:layer="layout" svg:width="3.709cm" svg:height="0.581cm" svg:x="21.962cm" svg:y="2.901cm">
          <text:p/>
          <draw:enhanced-geometry draw:mirror-horizontal="false" draw:mirror-vertical="false" drawooo:sub-view-size="42863 6719" draw:text-areas="0 0 ?f0 ?f1" svg:viewBox="0 0 0 0" draw:type="ooxml-non-primitive" draw:enhanced-path="M 1 0 L 19064 0 25782 6718 42862 6718 F N">
            <draw:equation draw:name="f0" draw:formula="logwidth"/>
            <draw:equation draw:name="f1" draw:formula="logheight"/>
          </draw:enhanced-geometry>
        </draw:custom-shape>
        <draw:custom-shape draw:name="Google Shape;77;p2" draw:style-name="Mgr6" draw:text-style-name="MP8" draw:layer="layout" svg:width="0.254cm" svg:height="0.254cm" svg:x="25.672cm" svg:y="3.356cm">
          <text:p/>
          <draw:enhanced-geometry draw:mirror-horizontal="false" draw:mirror-vertical="false" drawooo:sub-view-size="2951 2951" draw:text-areas="0 0 ?f0 ?f1" svg:viewBox="0 0 0 0" draw:type="ooxml-non-primitive" draw:enhanced-path="M 2950 1463 C 2950 2281 2281 2951 1463 2951 645 2951 0 2281 0 1463 0 670 645 1 1463 1 2281 1 2950 670 2950 1463 Z F N">
            <draw:equation draw:name="f0" draw:formula="logwidth"/>
            <draw:equation draw:name="f1" draw:formula="logheight"/>
          </draw:enhanced-geometry>
        </draw:custom-shape>
        <draw:custom-shape draw:name="Google Shape;78;p2" draw:style-name="Mgr7" draw:text-style-name="MP9" draw:layer="layout" svg:width="0.119cm" svg:height="0.117cm" svg:x="25.738cm" svg:y="3.424cm">
          <text:p/>
          <draw:enhanced-geometry draw:mirror-horizontal="false" draw:mirror-vertical="false" drawooo:sub-view-size="1389 1365" draw:text-areas="0 0 ?f0 ?f1" svg:viewBox="0 0 0 0" draw:type="ooxml-non-primitive" draw:enhanced-path="M 695 1 C 323 1 1 298 1 670 1 1067 323 1364 695 1364 1091 1364 1389 1067 1389 670 1389 298 1091 1 695 1 Z N">
            <draw:equation draw:name="f0" draw:formula="logwidth"/>
            <draw:equation draw:name="f1" draw:formula="logheight"/>
          </draw:enhanced-geometry>
        </draw:custom-shape>
        <draw:custom-shape draw:name="Google Shape;79;p2" draw:style-name="Mgr6" draw:text-style-name="MP8" draw:layer="layout" svg:width="0.254cm" svg:height="0.257cm" svg:x="21.702cm" svg:y="2.772cm">
          <text:p/>
          <draw:enhanced-geometry draw:mirror-horizontal="false" draw:mirror-vertical="false" drawooo:sub-view-size="2951 2976" draw:text-areas="0 0 ?f0 ?f1" svg:viewBox="0 0 0 0" draw:type="ooxml-non-primitive" draw:enhanced-path="M 2950 1488 C 2950 2306 2281 2976 1463 2976 645 2976 0 2306 0 1488 0 670 645 1 1463 1 2281 1 2950 670 2950 1488 Z F N">
            <draw:equation draw:name="f0" draw:formula="logwidth"/>
            <draw:equation draw:name="f1" draw:formula="logheight"/>
          </draw:enhanced-geometry>
        </draw:custom-shape>
        <draw:custom-shape draw:name="Google Shape;80;p2" draw:style-name="Mgr7" draw:text-style-name="MP9" draw:layer="layout" svg:width="0.119cm" svg:height="0.119cm" svg:x="21.769cm" svg:y="2.841cm">
          <text:p/>
          <draw:enhanced-geometry draw:mirror-horizontal="false" draw:mirror-vertical="false" drawooo:sub-view-size="1389 1389" draw:text-areas="0 0 ?f0 ?f1" svg:viewBox="0 0 0 0" draw:type="ooxml-non-primitive" draw:enhanced-path="M 695 0 C 323 0 1 322 1 694 1 1066 323 1388 695 1388 1092 1388 1389 1066 1389 694 1389 322 1092 0 695 0 Z N">
            <draw:equation draw:name="f0" draw:formula="logwidth"/>
            <draw:equation draw:name="f1" draw:formula="logheight"/>
          </draw:enhanced-geometry>
        </draw:custom-shape>
      </draw:g>
      <draw:g draw:name="Google Shape;81;p2">
        <draw:custom-shape draw:name="Google Shape;82;p2" draw:style-name="Mgr5" draw:text-style-name="MP7" draw:layer="layout" svg:width="0.422cm" svg:height="0.671cm" svg:x="23.6cm" svg:y="4.76cm">
          <text:p/>
          <draw:enhanced-geometry draw:mirror-horizontal="false" draw:mirror-vertical="false" drawooo:sub-view-size="15684 24945" draw:text-areas="0 0 ?f0 ?f1" svg:viewBox="0 0 0 0" draw:type="ooxml-non-primitive" draw:enhanced-path="M 12720 0 C 13337 0 14078 247 14572 741 15684 1852 15684 3581 14572 4569 L 6792 12349 14572 20128 C 15684 21240 15684 22845 14572 23957 13584 24944 11855 24944 10744 23957 L 1112 14325 C 1 13213 1 11484 1112 10496 L 10744 741 C 11361 247 11979 0 12720 0 Z N">
            <draw:equation draw:name="f0" draw:formula="logwidth"/>
            <draw:equation draw:name="f1" draw:formula="logheight"/>
          </draw:enhanced-geometry>
        </draw:custom-shape>
        <draw:custom-shape draw:name="Google Shape;83;p2" draw:style-name="Mgr5" draw:text-style-name="MP7" draw:layer="layout" svg:width="0.418cm" svg:height="0.671cm" svg:x="24.009cm" svg:y="4.76cm">
          <text:p/>
          <draw:enhanced-geometry draw:mirror-horizontal="false" draw:mirror-vertical="false" drawooo:sub-view-size="15561 24945" draw:text-areas="0 0 ?f0 ?f1" svg:viewBox="0 0 0 0" draw:type="ooxml-non-primitive" draw:enhanced-path="M 12596 0 C 13337 0 13955 247 14449 741 15560 1852 15560 3581 14449 4569 L 6669 12349 14449 20128 C 15560 21240 15560 22845 14449 23957 13461 24944 11732 24944 10621 23957 L 988 14325 C 1 13213 1 11484 988 10496 L 10621 741 C 11238 247 11855 0 12596 0 Z N">
            <draw:equation draw:name="f0" draw:formula="logwidth"/>
            <draw:equation draw:name="f1" draw:formula="logheight"/>
          </draw:enhanced-geometry>
        </draw:custom-shape>
        <draw:custom-shape draw:name="Google Shape;84;p2" draw:style-name="Mgr5" draw:text-style-name="MP7" draw:layer="layout" svg:width="0.418cm" svg:height="0.671cm" svg:x="24.416cm" svg:y="4.76cm">
          <text:p/>
          <draw:enhanced-geometry draw:mirror-horizontal="false" draw:mirror-vertical="false" drawooo:sub-view-size="15560 24945" draw:text-areas="0 0 ?f0 ?f1" svg:viewBox="0 0 0 0" draw:type="ooxml-non-primitive" draw:enhanced-path="M 12596 0 C 13337 0 13954 247 14448 741 15559 1852 15559 3581 14448 4569 L 6792 12349 14448 20128 C 15559 21240 15559 22845 14448 23957 13460 24944 11731 24944 10743 23957 L 988 14325 C 0 13213 0 11484 988 10496 L 10743 741 C 11237 247 11855 0 12596 0 Z N">
            <draw:equation draw:name="f0" draw:formula="logwidth"/>
            <draw:equation draw:name="f1" draw:formula="logheight"/>
          </draw:enhanced-geometry>
        </draw:custom-shape>
        <draw:custom-shape draw:name="Google Shape;85;p2" draw:style-name="Mgr5" draw:text-style-name="MP7" draw:layer="layout" svg:width="0.418cm" svg:height="0.671cm" svg:x="24.822cm" svg:y="4.76cm">
          <text:p/>
          <draw:enhanced-geometry draw:mirror-horizontal="false" draw:mirror-vertical="false" drawooo:sub-view-size="15560 24945" draw:text-areas="0 0 ?f0 ?f1" svg:viewBox="0 0 0 0" draw:type="ooxml-non-primitive" draw:enhanced-path="M 12596 0 C 13337 0 13955 247 14572 741 15560 1852 15560 3581 14572 4569 L 6792 12349 14572 20128 C 15560 21240 15560 22845 14572 23957 13461 24944 11732 24944 10744 23957 L 988 14325 C 1 13213 1 11484 988 10496 L 10744 741 C 11238 247 11979 0 12596 0 Z N">
            <draw:equation draw:name="f0" draw:formula="logwidth"/>
            <draw:equation draw:name="f1" draw:formula="logheight"/>
          </draw:enhanced-geometry>
        </draw:custom-shape>
        <draw:custom-shape draw:name="Google Shape;86;p2" draw:style-name="Mgr5" draw:text-style-name="MP7" draw:layer="layout" svg:width="0.418cm" svg:height="0.671cm" svg:x="25.228cm" svg:y="4.76cm">
          <text:p/>
          <draw:enhanced-geometry draw:mirror-horizontal="false" draw:mirror-vertical="false" drawooo:sub-view-size="15560 24945" draw:text-areas="0 0 ?f0 ?f1" svg:viewBox="0 0 0 0" draw:type="ooxml-non-primitive" draw:enhanced-path="M 12596 0 C 13337 0 13954 247 14572 741 15559 1852 15559 3581 14572 4569 L 6792 12349 14572 20128 C 15559 21240 15559 22845 14572 23957 13460 24944 11731 24944 10743 23957 L 988 14325 C 0 13213 0 11484 988 10496 L 10743 741 C 11237 247 11978 0 12596 0 Z N">
            <draw:equation draw:name="f0" draw:formula="logwidth"/>
            <draw:equation draw:name="f1" draw:formula="logheight"/>
          </draw:enhanced-geometry>
        </draw:custom-shape>
        <draw:custom-shape draw:name="Google Shape;87;p2" draw:style-name="Mgr5" draw:text-style-name="MP7" draw:layer="layout" svg:width="0.418cm" svg:height="0.671cm" svg:x="25.634cm" svg:y="4.76cm">
          <text:p/>
          <draw:enhanced-geometry draw:mirror-horizontal="false" draw:mirror-vertical="false" drawooo:sub-view-size="15560 24945" draw:text-areas="0 0 ?f0 ?f1" svg:viewBox="0 0 0 0" draw:type="ooxml-non-primitive" draw:enhanced-path="M 12596 0 C 13337 0 13955 247 14572 741 15560 1852 15560 3581 14572 4569 L 6792 12349 14572 20128 C 15560 21240 15560 22845 14572 23957 13461 24944 11732 24944 10744 23957 L 988 14325 C 0 13213 0 11484 988 10496 L 10744 741 C 11238 247 11979 0 12596 0 Z N">
            <draw:equation draw:name="f0" draw:formula="logwidth"/>
            <draw:equation draw:name="f1" draw:formula="logheight"/>
          </draw:enhanced-geometry>
        </draw:custom-shape>
      </draw:g>
      <draw:g draw:name="Google Shape;88;p2">
        <draw:g draw:name="Google Shape;89;p2">
          <draw:custom-shape draw:name="Google Shape;90;p2" draw:style-name="Mgr5" draw:text-style-name="MP7" draw:layer="layout" svg:width="0.141cm" svg:height="0.141cm" svg:x="22.965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1;p2" draw:style-name="Mgr5" draw:text-style-name="MP7" draw:layer="layout" svg:width="0.141cm" svg:height="0.141cm" svg:x="23.222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2;p2" draw:style-name="Mgr5" draw:text-style-name="MP7" draw:layer="layout" svg:width="0.141cm" svg:height="0.141cm" svg:x="23.479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3;p2" draw:style-name="Mgr5" draw:text-style-name="MP7" draw:layer="layout" svg:width="0.141cm" svg:height="0.141cm" svg:x="23.736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4;p2" draw:style-name="Mgr5" draw:text-style-name="MP7" draw:layer="layout" svg:width="0.141cm" svg:height="0.141cm" svg:x="23.992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5;p2" draw:style-name="Mgr5" draw:text-style-name="MP7" draw:layer="layout" svg:width="0.141cm" svg:height="0.141cm" svg:x="24.249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6;p2" draw:style-name="Mgr5" draw:text-style-name="MP7" draw:layer="layout" svg:width="0.141cm" svg:height="0.141cm" svg:x="24.506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7;p2" draw:style-name="Mgr5" draw:text-style-name="MP7" draw:layer="layout" svg:width="0.141cm" svg:height="0.141cm" svg:x="24.763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8;p2" draw:style-name="Mgr5" draw:text-style-name="MP7" draw:layer="layout" svg:width="0.141cm" svg:height="0.141cm" svg:x="25.02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99;p2" draw:style-name="Mgr5" draw:text-style-name="MP7" draw:layer="layout" svg:width="0.141cm" svg:height="0.141cm" svg:x="25.277cm" svg:y="9.20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100;p2">
          <draw:custom-shape draw:name="Google Shape;101;p2" draw:style-name="Mgr5" draw:text-style-name="MP7" draw:layer="layout" svg:width="0.141cm" svg:height="0.141cm" svg:x="23.584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2;p2" draw:style-name="Mgr5" draw:text-style-name="MP7" draw:layer="layout" svg:width="0.141cm" svg:height="0.141cm" svg:x="23.84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3;p2" draw:style-name="Mgr5" draw:text-style-name="MP7" draw:layer="layout" svg:width="0.141cm" svg:height="0.141cm" svg:x="24.097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4;p2" draw:style-name="Mgr5" draw:text-style-name="MP7" draw:layer="layout" svg:width="0.141cm" svg:height="0.141cm" svg:x="24.354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5;p2" draw:style-name="Mgr5" draw:text-style-name="MP7" draw:layer="layout" svg:width="0.141cm" svg:height="0.141cm" svg:x="24.611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6;p2" draw:style-name="Mgr5" draw:text-style-name="MP7" draw:layer="layout" svg:width="0.141cm" svg:height="0.141cm" svg:x="24.868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7;p2" draw:style-name="Mgr5" draw:text-style-name="MP7" draw:layer="layout" svg:width="0.141cm" svg:height="0.141cm" svg:x="25.125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8;p2" draw:style-name="Mgr5" draw:text-style-name="MP7" draw:layer="layout" svg:width="0.141cm" svg:height="0.141cm" svg:x="25.382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09;p2" draw:style-name="Mgr5" draw:text-style-name="MP7" draw:layer="layout" svg:width="0.141cm" svg:height="0.141cm" svg:x="25.638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110;p2" draw:style-name="Mgr5" draw:text-style-name="MP7" draw:layer="layout" svg:width="0.141cm" svg:height="0.141cm" svg:x="25.895cm" svg:y="8.975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g draw:name="Google Shape;111;p2">
        <draw:custom-shape draw:name="Google Shape;112;p2" draw:style-name="Mgr6" draw:text-style-name="MP8" draw:layer="layout" svg:width="0.581cm" svg:height="3.709cm" draw:transform="rotate (-1.5707963267949) translate (25.944cm 12.729cm)">
          <text:p/>
          <draw:enhanced-geometry draw:mirror-horizontal="false" draw:mirror-vertical="false" drawooo:sub-view-size="6719 42862" draw:text-areas="0 0 ?f0 ?f1" svg:viewBox="0 0 0 0" draw:type="ooxml-non-primitive" draw:enhanced-path="M 0 42862 L 0 23799 6718 17056 6718 1 F N">
            <draw:equation draw:name="f0" draw:formula="logwidth"/>
            <draw:equation draw:name="f1" draw:formula="logheight"/>
          </draw:enhanced-geometry>
        </draw:custom-shape>
        <draw:custom-shape draw:name="Google Shape;113;p2" draw:style-name="Mgr6" draw:text-style-name="MP8" draw:layer="layout" svg:width="0.254cm" svg:height="0.254cm" draw:transform="rotate (-1.5707963267949) translate (26.199cm 13.184cm)">
          <text:p/>
          <draw:enhanced-geometry draw:mirror-horizontal="false" draw:mirror-vertical="false" drawooo:sub-view-size="2951 2951" draw:text-areas="0 0 ?f0 ?f1" svg:viewBox="0 0 0 0" draw:type="ooxml-non-primitive" draw:enhanced-path="M 1463 1 C 2281 1 2951 645 2951 1463 2951 2281 2281 2951 1463 2951 645 2951 1 2281 1 1463 1 645 645 1 1463 1 Z F N">
            <draw:equation draw:name="f0" draw:formula="logwidth"/>
            <draw:equation draw:name="f1" draw:formula="logheight"/>
          </draw:enhanced-geometry>
        </draw:custom-shape>
        <draw:custom-shape draw:name="Google Shape;114;p2" draw:style-name="Mgr7" draw:text-style-name="MP9" draw:layer="layout" svg:width="0.119cm" svg:height="0.119cm" draw:transform="rotate (-1.5707963267949) translate (26.133cm 13.251cm)">
          <text:p/>
          <draw:enhanced-geometry draw:mirror-horizontal="false" draw:mirror-vertical="false" drawooo:sub-view-size="1389 1389" draw:text-areas="0 0 ?f0 ?f1" svg:viewBox="0 0 0 0" draw:type="ooxml-non-primitive" draw:enhanced-path="M 694 0 C 322 0 0 322 0 694 0 1091 322 1388 694 1388 1091 1388 1388 1091 1388 694 1388 322 1091 0 694 0 Z N">
            <draw:equation draw:name="f0" draw:formula="logwidth"/>
            <draw:equation draw:name="f1" draw:formula="logheight"/>
          </draw:enhanced-geometry>
        </draw:custom-shape>
        <draw:custom-shape draw:name="Google Shape;115;p2" draw:style-name="Mgr6" draw:text-style-name="MP8" draw:layer="layout" svg:width="0.254cm" svg:height="0.254cm" draw:transform="rotate (-1.5707963267949) translate (22.23cm 12.6cm)">
          <text:p/>
          <draw:enhanced-geometry draw:mirror-horizontal="false" draw:mirror-vertical="false" drawooo:sub-view-size="2951 2951" draw:text-areas="0 0 ?f0 ?f1" svg:viewBox="0 0 0 0" draw:type="ooxml-non-primitive" draw:enhanced-path="M 1488 0 C 2306 0 2951 670 2951 1463 2951 2281 2306 2950 1488 2950 670 2950 1 2281 1 1463 1 670 670 0 1488 0 Z F N">
            <draw:equation draw:name="f0" draw:formula="logwidth"/>
            <draw:equation draw:name="f1" draw:formula="logheight"/>
          </draw:enhanced-geometry>
        </draw:custom-shape>
        <draw:custom-shape draw:name="Google Shape;116;p2" draw:style-name="Mgr7" draw:text-style-name="MP9" draw:layer="layout" svg:width="0.119cm" svg:height="0.117cm" draw:transform="rotate (-1.5707963267949) translate (22.161cm 12.669cm)">
          <text:p/>
          <draw:enhanced-geometry draw:mirror-horizontal="false" draw:mirror-vertical="false" drawooo:sub-view-size="1389 1365" draw:text-areas="0 0 ?f0 ?f1" svg:viewBox="0 0 0 0" draw:type="ooxml-non-primitive" draw:enhanced-path="M 694 1 C 298 1 0 298 0 670 0 1067 298 1364 694 1364 1066 1364 1388 1067 1388 670 1388 298 1066 1 694 1 Z N">
            <draw:equation draw:name="f0" draw:formula="logwidth"/>
            <draw:equation draw:name="f1" draw:formula="logheight"/>
          </draw:enhanced-geometry>
        </draw:custom-shape>
      </draw:g>
      <draw:g draw:name="Google Shape;117;p2">
        <draw:custom-shape draw:name="Google Shape;118;p2" draw:style-name="Mgr6" draw:text-style-name="MP8" draw:layer="layout" svg:width="3.709cm" svg:height="0.581cm" svg:x="5.011cm" svg:y="-0.171cm">
          <text:p/>
          <draw:enhanced-geometry draw:mirror-horizontal="false" draw:mirror-vertical="false" drawooo:sub-view-size="42863 6719" draw:text-areas="0 0 ?f0 ?f1" svg:viewBox="0 0 0 0" draw:type="ooxml-non-primitive" draw:enhanced-path="M 1 0 L 19064 0 25782 6718 42862 6718 F N">
            <draw:equation draw:name="f0" draw:formula="logwidth"/>
            <draw:equation draw:name="f1" draw:formula="logheight"/>
          </draw:enhanced-geometry>
        </draw:custom-shape>
        <draw:custom-shape draw:name="Google Shape;119;p2" draw:style-name="Mgr6" draw:text-style-name="MP8" draw:layer="layout" svg:width="0.254cm" svg:height="0.254cm" svg:x="8.721cm" svg:y="0.284cm">
          <text:p/>
          <draw:enhanced-geometry draw:mirror-horizontal="false" draw:mirror-vertical="false" drawooo:sub-view-size="2951 2951" draw:text-areas="0 0 ?f0 ?f1" svg:viewBox="0 0 0 0" draw:type="ooxml-non-primitive" draw:enhanced-path="M 2950 1463 C 2950 2281 2281 2951 1463 2951 645 2951 0 2281 0 1463 0 670 645 1 1463 1 2281 1 2950 670 2950 1463 Z F N">
            <draw:equation draw:name="f0" draw:formula="logwidth"/>
            <draw:equation draw:name="f1" draw:formula="logheight"/>
          </draw:enhanced-geometry>
        </draw:custom-shape>
        <draw:custom-shape draw:name="Google Shape;120;p2" draw:style-name="Mgr7" draw:text-style-name="MP9" draw:layer="layout" svg:width="0.119cm" svg:height="0.117cm" svg:x="8.787cm" svg:y="0.352cm">
          <text:p/>
          <draw:enhanced-geometry draw:mirror-horizontal="false" draw:mirror-vertical="false" drawooo:sub-view-size="1389 1365" draw:text-areas="0 0 ?f0 ?f1" svg:viewBox="0 0 0 0" draw:type="ooxml-non-primitive" draw:enhanced-path="M 695 1 C 323 1 1 298 1 670 1 1067 323 1364 695 1364 1091 1364 1389 1067 1389 670 1389 298 1091 1 695 1 Z N">
            <draw:equation draw:name="f0" draw:formula="logwidth"/>
            <draw:equation draw:name="f1" draw:formula="logheight"/>
          </draw:enhanced-geometry>
        </draw:custom-shape>
        <draw:custom-shape draw:name="Google Shape;121;p2" draw:style-name="Mgr6" draw:text-style-name="MP8" draw:layer="layout" svg:width="0.254cm" svg:height="0.257cm" svg:x="4.751cm" svg:y="-0.3cm">
          <text:p/>
          <draw:enhanced-geometry draw:mirror-horizontal="false" draw:mirror-vertical="false" drawooo:sub-view-size="2951 2976" draw:text-areas="0 0 ?f0 ?f1" svg:viewBox="0 0 0 0" draw:type="ooxml-non-primitive" draw:enhanced-path="M 2950 1488 C 2950 2306 2281 2976 1463 2976 645 2976 0 2306 0 1488 0 670 645 1 1463 1 2281 1 2950 670 2950 1488 Z F N">
            <draw:equation draw:name="f0" draw:formula="logwidth"/>
            <draw:equation draw:name="f1" draw:formula="logheight"/>
          </draw:enhanced-geometry>
        </draw:custom-shape>
        <draw:custom-shape draw:name="Google Shape;122;p2" draw:style-name="Mgr7" draw:text-style-name="MP9" draw:layer="layout" svg:width="0.119cm" svg:height="0.119cm" svg:x="4.817cm" svg:y="-0.231cm">
          <text:p/>
          <draw:enhanced-geometry draw:mirror-horizontal="false" draw:mirror-vertical="false" drawooo:sub-view-size="1389 1389" draw:text-areas="0 0 ?f0 ?f1" svg:viewBox="0 0 0 0" draw:type="ooxml-non-primitive" draw:enhanced-path="M 695 0 C 323 0 1 322 1 694 1 1066 323 1388 695 1388 1092 1388 1389 1066 1389 694 1389 322 1092 0 695 0 Z N">
            <draw:equation draw:name="f0" draw:formula="logwidth"/>
            <draw:equation draw:name="f1" draw:formula="logheight"/>
          </draw:enhanced-geometry>
        </draw:custom-shape>
      </draw:g>
      <draw:g draw:name="Google Shape;123;p2">
        <draw:custom-shape draw:name="Google Shape;124;p2" draw:style-name="Mgr12" draw:text-style-name="MP14" draw:layer="layout" svg:width="5.54cm" svg:height="0.188cm" draw:transform="rotate (-1.5707963267949) translate (18.025cm -4.042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125;p2" draw:style-name="Mgr12" draw:text-style-name="MP14" draw:layer="layout" svg:width="5.54cm" svg:height="0.188cm" draw:transform="rotate (-1.5707963267949) translate (18.801cm -3.201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g>
      <draw:custom-shape draw:name="Google Shape;126;p2" draw:style-name="Mgr10" draw:text-style-name="MP12" draw:layer="backgroundobjects" svg:width="1.629cm" svg:height="3.567cm" draw:transform="rotate (-3.14159265358979) translate (4.474cm 15.761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style:master-page style:name="TITLE_5f_AND_5f_BODY" style:display-name="TITLE_AND_BODY" style:page-layout-name="PM1" draw:style-name="Mdp2">
      <draw:g draw:name="Google Shape;230;p4">
        <draw:custom-shape draw:name="Google Shape;231;p4" draw:style-name="Mgr3" draw:text-style-name="MP5" draw:layer="layout" svg:width="25.398cm" svg:height="0.028cm" svg:x="0cm" svg:y="14.258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32;p4" draw:style-name="Mgr3" draw:text-style-name="MP5" draw:layer="layout" svg:width="25.398cm" svg:height="0.028cm" svg:x="0cm" svg:y="13.873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33;p4" draw:style-name="Mgr3" draw:text-style-name="MP5" draw:layer="layout" svg:width="25.398cm" svg:height="0.028cm" svg:x="0cm" svg:y="13.487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34;p4" draw:style-name="Mgr3" draw:text-style-name="MP5" draw:layer="layout" svg:width="25.398cm" svg:height="0.028cm" svg:x="0cm" svg:y="13.101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35;p4" draw:style-name="Mgr3" draw:text-style-name="MP5" draw:layer="layout" svg:width="25.398cm" svg:height="0.025cm" svg:x="0cm" svg:y="12.718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236;p4" draw:style-name="Mgr3" draw:text-style-name="MP5" draw:layer="layout" svg:width="25.398cm" svg:height="0.025cm" svg:x="0cm" svg:y="12.332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237;p4" draw:style-name="Mgr3" draw:text-style-name="MP5" draw:layer="layout" svg:width="25.398cm" svg:height="0.025cm" svg:x="0cm" svg:y="11.947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238;p4" draw:style-name="Mgr3" draw:text-style-name="MP5" draw:layer="layout" svg:width="25.398cm" svg:height="0.028cm" svg:x="0cm" svg:y="11.561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39;p4" draw:style-name="Mgr3" draw:text-style-name="MP5" draw:layer="layout" svg:width="25.398cm" svg:height="0.028cm" svg:x="0cm" svg:y="11.175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40;p4" draw:style-name="Mgr3" draw:text-style-name="MP5" draw:layer="layout" svg:width="25.398cm" svg:height="0.028cm" svg:x="0cm" svg:y="10.79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41;p4" draw:style-name="Mgr3" draw:text-style-name="MP5" draw:layer="layout" svg:width="25.398cm" svg:height="0.028cm" svg:x="0cm" svg:y="10.404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42;p4" draw:style-name="Mgr3" draw:text-style-name="MP5" draw:layer="layout" svg:width="25.398cm" svg:height="0.025cm" svg:x="0cm" svg:y="10.021cm">
          <text:p/>
          <draw:enhanced-geometry draw:mirror-horizontal="false" draw:mirror-vertical="false" drawooo:sub-view-size="257969 305" draw:text-areas="0 0 ?f0 ?f1" svg:viewBox="0 0 0 0" draw:type="ooxml-non-primitive" draw:enhanced-path="M 0 1 L 257969 1 257969 305 0 305 Z N">
            <draw:equation draw:name="f0" draw:formula="logwidth"/>
            <draw:equation draw:name="f1" draw:formula="logheight"/>
          </draw:enhanced-geometry>
        </draw:custom-shape>
        <draw:custom-shape draw:name="Google Shape;243;p4" draw:style-name="Mgr3" draw:text-style-name="MP5" draw:layer="layout" svg:width="25.398cm" svg:height="0.025cm" svg:x="0cm" svg:y="9.635cm">
          <text:p/>
          <draw:enhanced-geometry draw:mirror-horizontal="false" draw:mirror-vertical="false" drawooo:sub-view-size="257969 305" draw:text-areas="0 0 ?f0 ?f1" svg:viewBox="0 0 0 0" draw:type="ooxml-non-primitive" draw:enhanced-path="M 0 1 L 257969 1 257969 305 0 305 Z N">
            <draw:equation draw:name="f0" draw:formula="logwidth"/>
            <draw:equation draw:name="f1" draw:formula="logheight"/>
          </draw:enhanced-geometry>
        </draw:custom-shape>
        <draw:custom-shape draw:name="Google Shape;244;p4" draw:style-name="Mgr3" draw:text-style-name="MP5" draw:layer="layout" svg:width="25.398cm" svg:height="0.028cm" svg:x="0cm" svg:y="9.249cm">
          <text:p/>
          <draw:enhanced-geometry draw:mirror-horizontal="false" draw:mirror-vertical="false" drawooo:sub-view-size="257969 335" draw:text-areas="0 0 ?f0 ?f1" svg:viewBox="0 0 0 0" draw:type="ooxml-non-primitive" draw:enhanced-path="M 0 0 L 257969 0 257969 334 0 334 Z N">
            <draw:equation draw:name="f0" draw:formula="logwidth"/>
            <draw:equation draw:name="f1" draw:formula="logheight"/>
          </draw:enhanced-geometry>
        </draw:custom-shape>
        <draw:custom-shape draw:name="Google Shape;245;p4" draw:style-name="Mgr3" draw:text-style-name="MP5" draw:layer="layout" svg:width="25.398cm" svg:height="0.028cm" svg:x="0cm" svg:y="8.864cm">
          <text:p/>
          <draw:enhanced-geometry draw:mirror-horizontal="false" draw:mirror-vertical="false" drawooo:sub-view-size="257969 335" draw:text-areas="0 0 ?f0 ?f1" svg:viewBox="0 0 0 0" draw:type="ooxml-non-primitive" draw:enhanced-path="M 0 0 L 257969 0 257969 334 0 334 Z N">
            <draw:equation draw:name="f0" draw:formula="logwidth"/>
            <draw:equation draw:name="f1" draw:formula="logheight"/>
          </draw:enhanced-geometry>
        </draw:custom-shape>
        <draw:custom-shape draw:name="Google Shape;246;p4" draw:style-name="Mgr3" draw:text-style-name="MP5" draw:layer="layout" svg:width="25.398cm" svg:height="0.028cm" svg:x="0cm" svg:y="8.478cm">
          <text:p/>
          <draw:enhanced-geometry draw:mirror-horizontal="false" draw:mirror-vertical="false" drawooo:sub-view-size="257969 335" draw:text-areas="0 0 ?f0 ?f1" svg:viewBox="0 0 0 0" draw:type="ooxml-non-primitive" draw:enhanced-path="M 0 0 L 257969 0 257969 334 0 334 Z N">
            <draw:equation draw:name="f0" draw:formula="logwidth"/>
            <draw:equation draw:name="f1" draw:formula="logheight"/>
          </draw:enhanced-geometry>
        </draw:custom-shape>
        <draw:custom-shape draw:name="Google Shape;247;p4" draw:style-name="Mgr3" draw:text-style-name="MP5" draw:layer="layout" svg:width="25.398cm" svg:height="0.028cm" svg:x="0cm" svg:y="8.092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48;p4" draw:style-name="Mgr3" draw:text-style-name="MP5" draw:layer="layout" svg:width="25.398cm" svg:height="0.028cm" svg:x="0cm" svg:y="7.706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49;p4" draw:style-name="Mgr3" draw:text-style-name="MP5" draw:layer="layout" svg:width="25.398cm" svg:height="0.025cm" svg:x="0cm" svg:y="7.323cm">
          <text:p/>
          <draw:enhanced-geometry draw:mirror-horizontal="false" draw:mirror-vertical="false" drawooo:sub-view-size="257969 305" draw:text-areas="0 0 ?f0 ?f1" svg:viewBox="0 0 0 0" draw:type="ooxml-non-primitive" draw:enhanced-path="M 0 1 L 257969 1 257969 305 0 305 Z N">
            <draw:equation draw:name="f0" draw:formula="logwidth"/>
            <draw:equation draw:name="f1" draw:formula="logheight"/>
          </draw:enhanced-geometry>
        </draw:custom-shape>
        <draw:custom-shape draw:name="Google Shape;250;p4" draw:style-name="Mgr3" draw:text-style-name="MP5" draw:layer="layout" svg:width="25.398cm" svg:height="0.025cm" svg:x="0cm" svg:y="6.938cm">
          <text:p/>
          <draw:enhanced-geometry draw:mirror-horizontal="false" draw:mirror-vertical="false" drawooo:sub-view-size="257969 305" draw:text-areas="0 0 ?f0 ?f1" svg:viewBox="0 0 0 0" draw:type="ooxml-non-primitive" draw:enhanced-path="M 0 1 L 257969 1 257969 305 0 305 Z N">
            <draw:equation draw:name="f0" draw:formula="logwidth"/>
            <draw:equation draw:name="f1" draw:formula="logheight"/>
          </draw:enhanced-geometry>
        </draw:custom-shape>
        <draw:custom-shape draw:name="Google Shape;251;p4" draw:style-name="Mgr3" draw:text-style-name="MP5" draw:layer="layout" svg:width="25.398cm" svg:height="0.028cm" svg:x="0cm" svg:y="6.552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52;p4" draw:style-name="Mgr3" draw:text-style-name="MP5" draw:layer="layout" svg:width="25.398cm" svg:height="0.028cm" svg:x="0cm" svg:y="6.166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53;p4" draw:style-name="Mgr3" draw:text-style-name="MP5" draw:layer="layout" svg:width="25.398cm" svg:height="0.028cm" svg:x="0cm" svg:y="5.78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54;p4" draw:style-name="Mgr3" draw:text-style-name="MP5" draw:layer="layout" svg:width="25.398cm" svg:height="0.028cm" svg:x="0cm" svg:y="5.395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55;p4" draw:style-name="Mgr3" draw:text-style-name="MP5" draw:layer="layout" svg:width="25.398cm" svg:height="0.025cm" svg:x="0cm" svg:y="5.012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256;p4" draw:style-name="Mgr3" draw:text-style-name="MP5" draw:layer="layout" svg:width="25.398cm" svg:height="0.025cm" svg:x="0cm" svg:y="4.626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257;p4" draw:style-name="Mgr3" draw:text-style-name="MP5" draw:layer="layout" svg:width="25.398cm" svg:height="0.025cm" svg:x="0cm" svg:y="4.24cm">
          <text:p/>
          <draw:enhanced-geometry draw:mirror-horizontal="false" draw:mirror-vertical="false" drawooo:sub-view-size="257969 305" draw:text-areas="0 0 ?f0 ?f1" svg:viewBox="0 0 0 0" draw:type="ooxml-non-primitive" draw:enhanced-path="M 0 1 L 257969 1 257969 304 0 304 Z N">
            <draw:equation draw:name="f0" draw:formula="logwidth"/>
            <draw:equation draw:name="f1" draw:formula="logheight"/>
          </draw:enhanced-geometry>
        </draw:custom-shape>
        <draw:custom-shape draw:name="Google Shape;258;p4" draw:style-name="Mgr3" draw:text-style-name="MP5" draw:layer="layout" svg:width="25.398cm" svg:height="0.028cm" svg:x="0cm" svg:y="3.854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59;p4" draw:style-name="Mgr3" draw:text-style-name="MP5" draw:layer="layout" svg:width="25.398cm" svg:height="0.028cm" svg:x="0cm" svg:y="3.469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60;p4" draw:style-name="Mgr3" draw:text-style-name="MP5" draw:layer="layout" svg:width="25.398cm" svg:height="0.028cm" svg:x="0cm" svg:y="3.083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61;p4" draw:style-name="Mgr3" draw:text-style-name="MP5" draw:layer="layout" svg:width="25.398cm" svg:height="0.028cm" svg:x="0cm" svg:y="2.697cm">
          <text:p/>
          <draw:enhanced-geometry draw:mirror-horizontal="false" draw:mirror-vertical="false" drawooo:sub-view-size="257969 336" draw:text-areas="0 0 ?f0 ?f1" svg:viewBox="0 0 0 0" draw:type="ooxml-non-primitive" draw:enhanced-path="M 0 1 L 257969 1 257969 335 0 335 Z N">
            <draw:equation draw:name="f0" draw:formula="logwidth"/>
            <draw:equation draw:name="f1" draw:formula="logheight"/>
          </draw:enhanced-geometry>
        </draw:custom-shape>
        <draw:custom-shape draw:name="Google Shape;262;p4" draw:style-name="Mgr3" draw:text-style-name="MP5" draw:layer="layout" svg:width="25.398cm" svg:height="0.025cm" svg:x="0cm" svg:y="2.314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263;p4" draw:style-name="Mgr3" draw:text-style-name="MP5" draw:layer="layout" svg:width="25.398cm" svg:height="0.025cm" svg:x="0cm" svg:y="1.929cm">
          <text:p/>
          <draw:enhanced-geometry draw:mirror-horizontal="false" draw:mirror-vertical="false" drawooo:sub-view-size="257969 305" draw:text-areas="0 0 ?f0 ?f1" svg:viewBox="0 0 0 0" draw:type="ooxml-non-primitive" draw:enhanced-path="M 0 0 L 257969 0 257969 304 0 304 Z N">
            <draw:equation draw:name="f0" draw:formula="logwidth"/>
            <draw:equation draw:name="f1" draw:formula="logheight"/>
          </draw:enhanced-geometry>
        </draw:custom-shape>
        <draw:custom-shape draw:name="Google Shape;264;p4" draw:style-name="Mgr3" draw:text-style-name="MP5" draw:layer="layout" svg:width="25.398cm" svg:height="0.028cm" svg:x="0cm" svg:y="1.543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65;p4" draw:style-name="Mgr3" draw:text-style-name="MP5" draw:layer="layout" svg:width="25.398cm" svg:height="0.028cm" svg:x="0cm" svg:y="1.157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66;p4" draw:style-name="Mgr3" draw:text-style-name="MP5" draw:layer="layout" svg:width="25.398cm" svg:height="0.028cm" svg:x="0cm" svg:y="0.771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67;p4" draw:style-name="Mgr3" draw:text-style-name="MP5" draw:layer="layout" svg:width="25.398cm" svg:height="0.028cm" svg:x="0cm" svg:y="0.386cm">
          <text:p/>
          <draw:enhanced-geometry draw:mirror-horizontal="false" draw:mirror-vertical="false" drawooo:sub-view-size="257969 335" draw:text-areas="0 0 ?f0 ?f1" svg:viewBox="0 0 0 0" draw:type="ooxml-non-primitive" draw:enhanced-path="M 0 0 L 257969 0 257969 335 0 335 Z N">
            <draw:equation draw:name="f0" draw:formula="logwidth"/>
            <draw:equation draw:name="f1" draw:formula="logheight"/>
          </draw:enhanced-geometry>
        </draw:custom-shape>
        <draw:custom-shape draw:name="Google Shape;268;p4" draw:style-name="Mgr3" draw:text-style-name="MP5" draw:layer="layout" svg:width="25.398cm" svg:height="0.028cm" svg:x="0cm" svg:y="0cm">
          <text:p/>
          <draw:enhanced-geometry draw:mirror-horizontal="false" draw:mirror-vertical="false" drawooo:sub-view-size="257969 335" draw:text-areas="0 0 ?f0 ?f1" svg:viewBox="0 0 0 0" draw:type="ooxml-non-primitive" draw:enhanced-path="M 0 1 L 257969 1 257969 335 0 335 Z N">
            <draw:equation draw:name="f0" draw:formula="logwidth"/>
            <draw:equation draw:name="f1" draw:formula="logheight"/>
          </draw:enhanced-geometry>
        </draw:custom-shape>
      </draw:g>
      <draw:frame draw:name="Google Shape;269;p4" presentation:style-name="TITLE_5f_AND_5f_BODY-title" draw:layer="backgroundobjects" svg:width="21.437cm" svg:height="1.59cm" svg:x="1.981cm" svg:y="1.498cm" presentation:class="title" presentation:placeholder="true" presentation:user-transformed="true">
        <draw:text-box/>
      </draw:frame>
      <draw:frame draw:name="Google Shape;270;p4" presentation:style-name="TITLE_5f_AND_5f_BODY-outline1" draw:layer="backgroundobjects" svg:width="21.437cm" svg:height="9.489cm" svg:x="1.981cm" svg:y="3.299cm" presentation:class="outline" presentation:placeholder="true" presentation:user-transformed="true">
        <draw:text-box/>
      </draw:frame>
      <draw:g draw:name="Google Shape;271;p4">
        <draw:custom-shape draw:name="Google Shape;272;p4" draw:style-name="Mgr6" draw:text-style-name="MP8" draw:layer="layout" svg:width="4.788cm" svg:height="0.417cm" draw:transform="rotate (-1.5707963267949) translate (24.331cm -1.72cm)">
          <text:p/>
          <draw:enhanced-geometry draw:mirror-horizontal="false" draw:mirror-vertical="true" drawooo:sub-view-size="55332 4834" draw:text-areas="0 0 ?f0 ?f1" svg:viewBox="0 0 0 0" draw:type="ooxml-non-primitive" draw:enhanced-path="M 55331 4834 L 28930 4834 27294 3198 24072 0 1 0 F N">
            <draw:equation draw:name="f0" draw:formula="logwidth"/>
            <draw:equation draw:name="f1" draw:formula="logheight"/>
          </draw:enhanced-geometry>
        </draw:custom-shape>
        <draw:custom-shape draw:name="Google Shape;273;p4" draw:style-name="Mgr6" draw:text-style-name="MP8" draw:layer="layout" svg:width="0.254cm" svg:height="0.254cm" draw:transform="rotate (-1.5707963267949) translate (24.737cm 1.432cm)">
          <text:p/>
          <draw:enhanced-geometry draw:mirror-horizontal="false" draw:mirror-vertical="true" drawooo:sub-view-size="2951 2951" draw:text-areas="0 0 ?f0 ?f1" svg:viewBox="0 0 0 0" draw:type="ooxml-non-primitive" draw:enhanced-path="M 0 1488 C 0 670 670 1 1488 1 2306 1 2950 670 2950 1488 2950 2281 2306 2951 1488 2951 670 2951 0 2281 0 1488 Z F N">
            <draw:equation draw:name="f0" draw:formula="logwidth"/>
            <draw:equation draw:name="f1" draw:formula="logheight"/>
          </draw:enhanced-geometry>
        </draw:custom-shape>
        <draw:custom-shape draw:name="Google Shape;274;p4" draw:style-name="Mgr7" draw:text-style-name="MP9" draw:layer="layout" svg:width="0.119cm" svg:height="0.117cm" draw:transform="rotate (-1.5707963267949) translate (24.668cm 1.497cm)">
          <text:p/>
          <draw:enhanced-geometry draw:mirror-horizontal="false" draw:mirror-vertical="true" drawooo:sub-view-size="1389 1364" draw:text-areas="0 0 ?f0 ?f1" svg:viewBox="0 0 0 0" draw:type="ooxml-non-primitive" draw:enhanced-path="M 695 0 C 298 0 1 298 1 694 1 1066 298 1363 695 1363 1067 1363 1389 1066 1389 694 1389 298 1067 0 695 0 Z N">
            <draw:equation draw:name="f0" draw:formula="logwidth"/>
            <draw:equation draw:name="f1" draw:formula="logheight"/>
          </draw:enhanced-geometry>
        </draw:custom-shape>
        <draw:custom-shape draw:name="Google Shape;275;p4" draw:style-name="Mgr6" draw:text-style-name="MP8" draw:layer="layout" svg:width="0.254cm" svg:height="0.254cm" draw:transform="rotate (-1.5707963267949) translate (24.46cm 3.089cm)">
          <text:p/>
          <draw:enhanced-geometry draw:mirror-horizontal="false" draw:mirror-vertical="true" drawooo:sub-view-size="2951 2951" draw:text-areas="0 0 ?f0 ?f1" svg:viewBox="0 0 0 0" draw:type="ooxml-non-primitive" draw:enhanced-path="M 1 1463 C 1 670 670 1 1488 1 2306 1 2951 670 2951 1463 2951 2281 2306 2951 1488 2951 670 2951 1 2281 1 1463 Z F N">
            <draw:equation draw:name="f0" draw:formula="logwidth"/>
            <draw:equation draw:name="f1" draw:formula="logheight"/>
          </draw:enhanced-geometry>
        </draw:custom-shape>
        <draw:custom-shape draw:name="Google Shape;276;p4" draw:style-name="Mgr7" draw:text-style-name="MP9" draw:layer="layout" svg:width="0.119cm" svg:height="0.117cm" draw:transform="rotate (-1.5707963267949) translate (24.391cm 3.153cm)">
          <text:p/>
          <draw:enhanced-geometry draw:mirror-horizontal="false" draw:mirror-vertical="true" drawooo:sub-view-size="1389 1365" draw:text-areas="0 0 ?f0 ?f1" svg:viewBox="0 0 0 0" draw:type="ooxml-non-primitive" draw:enhanced-path="M 694 1 C 298 1 0 298 0 670 0 1067 298 1364 694 1364 1066 1364 1388 1067 1388 670 1388 298 1066 1 694 1 Z N">
            <draw:equation draw:name="f0" draw:formula="logwidth"/>
            <draw:equation draw:name="f1" draw:formula="logheight"/>
          </draw:enhanced-geometry>
        </draw:custom-shape>
        <draw:custom-shape draw:name="Google Shape;277;p4" draw:style-name="Mgr6" draw:text-style-name="MP8" draw:layer="layout" svg:width="3.151cm" svg:height="0.486cm" draw:transform="rotate (-1.5707963267949) translate (24.608cm -1.722cm)">
          <text:p/>
          <draw:enhanced-geometry draw:mirror-horizontal="false" draw:mirror-vertical="true" drawooo:sub-view-size="36417 5628" draw:text-areas="0 0 ?f0 ?f1" svg:viewBox="0 0 0 0" draw:type="ooxml-non-primitive" draw:enhanced-path="M 0 0 L 6049 0 8379 2330 11676 5627 36416 5627 F N">
            <draw:equation draw:name="f0" draw:formula="logwidth"/>
            <draw:equation draw:name="f1" draw:formula="logheight"/>
          </draw:enhanced-geometry>
        </draw:custom-shape>
      </draw:g>
      <draw:custom-shape draw:name="Google Shape;278;p4" draw:style-name="Mgr11" draw:text-style-name="MP13" draw:layer="backgroundobjects" svg:width="1.629cm" svg:height="3.567cm" draw:transform="rotate (-1.5707963267949) translate (25.394cm 12.657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draw:g draw:name="Google Shape;279;p4">
        <draw:custom-shape draw:name="Google Shape;280;p4" draw:style-name="Mgr6" draw:text-style-name="MP8" draw:layer="layout" svg:width="4.788cm" svg:height="0.417cm" draw:transform="rotate (-3.14159265358979) translate (27.525cm 13.539cm)">
          <text:p/>
          <draw:enhanced-geometry draw:mirror-horizontal="true" draw:mirror-vertical="false" drawooo:sub-view-size="55332 4834" draw:text-areas="0 0 ?f0 ?f1" svg:viewBox="0 0 0 0" draw:type="ooxml-non-primitive" draw:enhanced-path="M 55331 4834 L 28930 4834 27294 3198 24072 0 1 0 F N">
            <draw:equation draw:name="f0" draw:formula="logwidth"/>
            <draw:equation draw:name="f1" draw:formula="logheight"/>
          </draw:enhanced-geometry>
        </draw:custom-shape>
        <draw:custom-shape draw:name="Google Shape;281;p4" draw:style-name="Mgr6" draw:text-style-name="MP8" draw:layer="layout" svg:width="0.254cm" svg:height="0.254cm" draw:transform="rotate (-3.14159265358979) translate (22.716cm 13.668cm)">
          <text:p/>
          <draw:enhanced-geometry draw:mirror-horizontal="true" draw:mirror-vertical="false" drawooo:sub-view-size="2951 2951" draw:text-areas="0 0 ?f0 ?f1" svg:viewBox="0 0 0 0" draw:type="ooxml-non-primitive" draw:enhanced-path="M 1 1463 C 1 670 670 1 1488 1 2306 1 2951 670 2951 1463 2951 2281 2306 2951 1488 2951 670 2951 1 2281 1 1463 Z F N">
            <draw:equation draw:name="f0" draw:formula="logwidth"/>
            <draw:equation draw:name="f1" draw:formula="logheight"/>
          </draw:enhanced-geometry>
        </draw:custom-shape>
        <draw:custom-shape draw:name="Google Shape;282;p4" draw:style-name="Mgr7" draw:text-style-name="MP9" draw:layer="layout" svg:width="0.119cm" svg:height="0.117cm" draw:transform="rotate (-3.14159265358979) translate (22.648cm 13.6cm)">
          <text:p/>
          <draw:enhanced-geometry draw:mirror-horizontal="true" draw:mirror-vertical="false" drawooo:sub-view-size="1389 1365" draw:text-areas="0 0 ?f0 ?f1" svg:viewBox="0 0 0 0" draw:type="ooxml-non-primitive" draw:enhanced-path="M 694 1 C 298 1 0 298 0 670 0 1067 298 1364 694 1364 1066 1364 1388 1067 1388 670 1388 298 1066 1 694 1 Z N">
            <draw:equation draw:name="f0" draw:formula="logwidth"/>
            <draw:equation draw:name="f1" draw:formula="logheight"/>
          </draw:enhanced-geometry>
        </draw:custom-shape>
      </draw:g>
      <draw:g draw:name="Google Shape;283;p4">
        <draw:g draw:name="Google Shape;284;p4">
          <draw:custom-shape draw:name="Google Shape;285;p4" draw:style-name="Mgr5" draw:text-style-name="MP7" draw:layer="layout" svg:width="0.141cm" svg:height="0.141cm" svg:x="-0.675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6;p4" draw:style-name="Mgr5" draw:text-style-name="MP7" draw:layer="layout" svg:width="0.141cm" svg:height="0.141cm" svg:x="-0.418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7;p4" draw:style-name="Mgr5" draw:text-style-name="MP7" draw:layer="layout" svg:width="0.141cm" svg:height="0.141cm" svg:x="-0.161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8;p4" draw:style-name="Mgr5" draw:text-style-name="MP7" draw:layer="layout" svg:width="0.141cm" svg:height="0.141cm" svg:x="0.095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89;p4" draw:style-name="Mgr5" draw:text-style-name="MP7" draw:layer="layout" svg:width="0.141cm" svg:height="0.141cm" svg:x="0.352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0;p4" draw:style-name="Mgr5" draw:text-style-name="MP7" draw:layer="layout" svg:width="0.141cm" svg:height="0.141cm" svg:x="0.609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1;p4" draw:style-name="Mgr5" draw:text-style-name="MP7" draw:layer="layout" svg:width="0.141cm" svg:height="0.141cm" svg:x="0.866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2;p4" draw:style-name="Mgr5" draw:text-style-name="MP7" draw:layer="layout" svg:width="0.141cm" svg:height="0.141cm" svg:x="1.123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3;p4" draw:style-name="Mgr5" draw:text-style-name="MP7" draw:layer="layout" svg:width="0.141cm" svg:height="0.141cm" svg:x="1.38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4;p4" draw:style-name="Mgr5" draw:text-style-name="MP7" draw:layer="layout" svg:width="0.141cm" svg:height="0.141cm" svg:x="1.637cm" svg:y="0.67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name="Google Shape;295;p4">
          <draw:custom-shape draw:name="Google Shape;296;p4" draw:style-name="Mgr5" draw:text-style-name="MP7" draw:layer="layout" svg:width="0.141cm" svg:height="0.141cm" svg:x="-0.057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7;p4" draw:style-name="Mgr5" draw:text-style-name="MP7" draw:layer="layout" svg:width="0.141cm" svg:height="0.141cm" svg:x="0.2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8;p4" draw:style-name="Mgr5" draw:text-style-name="MP7" draw:layer="layout" svg:width="0.141cm" svg:height="0.141cm" svg:x="0.457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299;p4" draw:style-name="Mgr5" draw:text-style-name="MP7" draw:layer="layout" svg:width="0.141cm" svg:height="0.141cm" svg:x="0.714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0;p4" draw:style-name="Mgr5" draw:text-style-name="MP7" draw:layer="layout" svg:width="0.141cm" svg:height="0.141cm" svg:x="0.971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1;p4" draw:style-name="Mgr5" draw:text-style-name="MP7" draw:layer="layout" svg:width="0.141cm" svg:height="0.141cm" svg:x="1.228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2;p4" draw:style-name="Mgr5" draw:text-style-name="MP7" draw:layer="layout" svg:width="0.141cm" svg:height="0.141cm" svg:x="1.485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3;p4" draw:style-name="Mgr5" draw:text-style-name="MP7" draw:layer="layout" svg:width="0.141cm" svg:height="0.141cm" svg:x="1.741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4;p4" draw:style-name="Mgr5" draw:text-style-name="MP7" draw:layer="layout" svg:width="0.141cm" svg:height="0.141cm" svg:x="1.998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Google Shape;305;p4" draw:style-name="Mgr5" draw:text-style-name="MP7" draw:layer="layout" svg:width="0.141cm" svg:height="0.141cm" svg:x="2.255cm" svg:y="0.446cm">
            <text:p/>
            <draw:enhanced-geometry draw:mirror-horizontal="false" draw:mirror-vertical="false" draw:text-areas="?f5 ?f8 ?f6 ?f9" svg:viewBox="0 0 0 0"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g>
      <draw:custom-shape draw:name="Google Shape;306;p4" draw:style-name="Mgr8" draw:text-style-name="MP10" draw:layer="backgroundobjects" svg:width="5.54cm" svg:height="0.188cm" svg:x="-4.357cm" svg:y="9.343cm">
        <text:p/>
        <draw:enhanced-geometry draw:mirror-horizontal="false" draw:mirror-vertical="false" draw:text-areas="?f5 ?f5 ?f6 ?f7" svg:viewBox="0 0 0 0" draw:type="ooxml-roundRect" draw:modifiers="50000"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position="?f2 0" draw:handle-range-x-maximum="50000" draw:handle-range-x-minimum="0"/>
        </draw:enhanced-geometry>
      </draw:custom-shape>
      <draw:custom-shape draw:name="Google Shape;307;p4" draw:style-name="Mgr10" draw:text-style-name="MP12" draw:layer="backgroundobjects" svg:width="1.629cm" svg:height="3.567cm" draw:transform="rotate (-3.14159265358979) translate (1.63cm 14.287cm)">
        <text:p/>
        <draw:enhanced-geometry draw:mirror-horizontal="false" draw:mirror-vertical="false" drawooo:sub-view-size="10 10" draw:text-areas="0 0 ?f4 ?f0" svg:viewBox="0 0 0 0" draw:type="ooxml-flowChartOffpageConnector" draw:enhanced-path="M 0 0 L 10 0 10 8 5 10 0 8 Z N">
          <draw:equation draw:name="f0" draw:formula="logheight*4/5"/>
          <draw:equation draw:name="f1" draw:formula="logwidth/2"/>
          <draw:equation draw:name="f2" draw:formula="logheight/2"/>
          <draw:equation draw:name="f3" draw:formula="logheight"/>
          <draw:equation draw:name="f4" draw:formula="logwidth"/>
        </draw:enhanced-geometry>
      </draw:custom-shap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presentation:header/></text:p>
          </draw:text-box>
        </draw:frame>
        <draw:frame presentation:style-name="Mpr3" draw:text-style-name="MP4" draw:layer="backgroundobjects" svg:width="8.266cm" svg:height="1.269cm" svg:x="10.783cm" svg:y="0cm" presentation:class="date-time">
          <draw:text-box>
            <text:p text:style-name="MP3"><presentation:date-time/></text:p>
          </draw:text-box>
        </draw:frame>
        <draw:frame presentation:style-name="Mpr4" draw:text-style-name="MP2" draw:layer="backgroundobjects" svg:width="8.266cm" svg:height="1.269cm" svg:x="0cm" svg:y="24.13cm" presentation:class="footer">
          <draw:text-box>
            <text:p text:style-name="MP1"><presentation:footer/></text:p>
          </draw:text-box>
        </draw:frame>
        <draw:frame presentation:style-name="Mpr4" draw:text-style-name="MP4" draw:layer="backgroundobjects" svg:width="8.266cm" svg:height="1.269cm" svg:x="10.783cm" svg:y="24.13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258"/>
    <meta:generator>LibreOfficeDev/6.0.5.2$Linux_X86_64 LibreOffice_project/</meta:generator>
  </office:meta>
</office:document-meta>
</file>